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1.519cm"/>
    </style:style>
    <style:style style:name="co5" style:family="table-column">
      <style:table-column-properties fo:break-before="auto" style:column-width="1.404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.346cm"/>
    </style:style>
    <style:style style:name="co8" style:family="table-column">
      <style:table-column-properties fo:break-before="auto" style:column-width="1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6699cc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6699cc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/>
      <style:text-properties fo:color="#ffffff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none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6699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6699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 style:data-style-name="N60">
      <style:table-cell-properties fo:border-bottom="none" fo:background-color="#cc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60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60">
      <style:table-cell-properties fo:border-bottom="none" fo:background-color="#6699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60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60">
      <style:table-cell-properties fo:border-bottom="none" fo:background-color="#6699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 style:data-style-name="N60">
      <style:table-cell-properties fo:border-bottom="0.06pt solid #000000" fo:background-color="#6699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 style:data-style-name="N60">
      <style:table-cell-properties fo:background-color="#ccff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 style:data-style-name="N60">
      <style:table-cell-properties fo:background-color="#6699c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 style:data-style-name="N60">
      <style:table-cell-properties fo:border-bottom="0.06pt solid #000000" fo:background-color="#6699cc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 style:data-style-name="N60">
      <style:table-cell-properties fo:border-bottom="none" fo:background-color="#ccffff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60">
      <style:table-cell-properties fo:background-color="#6699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60">
      <style:table-cell-properties fo:background-color="#cc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60">
      <style:table-cell-properties fo:border-bottom="none" fo:background-color="#ccff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7" style:family="table-cell" style:parent-style-name="Default" style:data-style-name="N60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8" style:family="table-cell" style:parent-style-name="Default" style:data-style-name="N60">
      <style:table-cell-properties fo:border-bottom="none" fo:background-color="#6699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9" style:family="table-cell" style:parent-style-name="Default" style:data-style-name="N60">
      <style:table-cell-properties fo:border-bottom="0.06pt solid #000000" fo:background-color="#6699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0" style:family="table-cell" style:parent-style-name="Default" style:data-style-name="N60">
      <style:table-cell-properties fo:border-bottom="0.06pt solid #000000" fo:background-color="#6699cc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60">
      <style:table-cell-properties fo:background-color="#ccffff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60">
      <style:table-cell-properties fo:background-color="#6699cc"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60">
      <style:table-cell-properties fo:border-bottom="0.06pt solid #000000" fo:background-color="#6699cc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 style:data-style-name="N60">
      <style:table-cell-properties fo:border-bottom="none" fo:background-color="#ccffff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60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60">
      <style:table-cell-properties fo:border-bottom="none" fo:background-color="#6699cc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60">
      <style:table-cell-properties fo:border-bottom="none" fo:background-color="#6699cc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60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 style:data-style-name="N60">
      <style:table-cell-properties fo:border-bottom="0.06pt solid #000000" fo:background-color="#6699cc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6699cc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order-bottom="0.06pt solid #000000" fo:background-color="#6699cc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 style:data-style-name="N0"/>
    <style:style style:name="ce44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11"/>
        <table:table-column table:style-name="co3" table:default-cell-style-name="ce20"/>
        <table:table-column table:style-name="co3" table:default-cell-style-name="ce27"/>
        <table:table-column table:style-name="co3" table:default-cell-style-name="ce31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ce20"/>
        <table:table-column table:style-name="co1" table:number-columns-repeated="4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 table:number-columns-spanned="10" table:number-rows-spanned="1">
            <text:p>DE</text:p>
          </table:table-cell>
          <table:covered-table-cell table:style-name="ce9"/>
          <table:covered-table-cell table:number-columns-repeated="3" table:style-name="Default"/>
          <table:covered-table-cell table:number-columns-repeated="5"/>
          <table:table-cell/>
          <table:table-cell table:style-name="ce1" office:value-type="string" calcext:value-type="string" table:number-columns-spanned="9" table:number-rows-spanned="1">
            <text:p>NSDE</text:p>
          </table:table-cell>
          <table:covered-table-cell table:style-name="ce9"/>
          <table:covered-table-cell table:style-name="Default"/>
          <table:covered-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im</text:p>
          </table:table-cell>
          <table:table-cell table:style-name="ce2" office:value-type="string" calcext:value-type="string">
            <text:p>Fmin</text:p>
          </table:table-cell>
          <table:table-cell table:style-name="ce2" office:value-type="string" calcext:value-type="string">
            <text:p>Fmax</text:p>
          </table:table-cell>
          <table:table-cell table:style-name="ce2" office:value-type="string" calcext:value-type="string">
            <text:p>Favg</text:p>
          </table:table-cell>
          <table:table-cell table:style-name="ce2" office:value-type="string" calcext:value-type="string">
            <text:p>Fmedian</text:p>
          </table:table-cell>
          <table:table-cell table:style-name="ce2" office:value-type="string" calcext:value-type="string">
            <text:p>FstdDev</text:p>
          </table:table-cell>
          <table:table-cell table:style-name="ce2" office:value-type="string" calcext:value-type="string">
            <text:p>CR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S_ratio</text:p>
          </table:table-cell>
          <table:table-cell/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im</text:p>
          </table:table-cell>
          <table:table-cell table:style-name="ce2" office:value-type="string" calcext:value-type="string">
            <text:p>Fmin</text:p>
          </table:table-cell>
          <table:table-cell table:style-name="ce2" office:value-type="string" calcext:value-type="string">
            <text:p>Fmax</text:p>
          </table:table-cell>
          <table:table-cell table:style-name="ce2" office:value-type="string" calcext:value-type="string">
            <text:p>Favg</text:p>
          </table:table-cell>
          <table:table-cell table:style-name="ce2" office:value-type="string" calcext:value-type="string">
            <text:p>Fmedian</text:p>
          </table:table-cell>
          <table:table-cell table:style-name="ce2" office:value-type="string" calcext:value-type="string">
            <text:p>FstdDev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S_ratio</text:p>
          </table:table-cell>
        </table:table-row>
        <table:table-row table:style-name="ro1">
          <table:table-cell/>
          <table:table-cell office:value-type="string" calcext:value-type="string">
            <text:p>Sphere</text:p>
          </table:table-cell>
          <table:table-cell table:style-name="ce10" office:value-type="float" office:value="30" calcext:value-type="float">
            <text:p>30</text:p>
          </table:table-cell>
          <table:table-cell office:value-type="float" office:value="0.000000006356504" calcext:value-type="float">
            <text:p>6.36E-009</text:p>
          </table:table-cell>
          <table:table-cell table:style-name="ce26" office:value-type="float" office:value="0.000000009978785" calcext:value-type="float">
            <text:p>9.98E-009</text:p>
          </table:table-cell>
          <table:table-cell office:value-type="float" office:value="0.000000008731122" calcext:value-type="float">
            <text:p>8.73E-009</text:p>
          </table:table-cell>
          <table:table-cell table:style-name="ce26" office:value-type="float" office:value="0.000000008916577" calcext:value-type="float">
            <text:p>8.92E-009</text:p>
          </table:table-cell>
          <table:table-cell table:style-name="ce31" office:value-type="float" office:value="0.0000000009318997" calcext:value-type="float">
            <text:p>9.32E-010</text:p>
          </table:table-cell>
          <table:table-cell table:style-name="ce10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10" office:value-type="float" office:value="100" calcext:value-type="float">
            <text:p>100</text:p>
          </table:table-cell>
          <table:table-cell/>
          <table:table-cell table:style-name="ce3" office:value-type="string" calcext:value-type="string">
            <text:p>Sphere</text:p>
          </table:table-cell>
          <table:table-cell table:style-name="ce10" office:value-type="float" office:value="30" calcext:value-type="float">
            <text:p>30</text:p>
          </table:table-cell>
          <table:table-cell office:value-type="float" office:value="0.000000008414305" calcext:value-type="float">
            <text:p>8.41E-009</text:p>
          </table:table-cell>
          <table:table-cell table:style-name="ce26" office:value-type="float" office:value="0.000000009975535" calcext:value-type="float">
            <text:p>9.98E-009</text:p>
          </table:table-cell>
          <table:table-cell table:style-name="ce31" office:value-type="float" office:value="0.000000009614401" calcext:value-type="float">
            <text:p>9.61E-009</text:p>
          </table:table-cell>
          <table:table-cell table:style-name="ce26" office:value-type="float" office:value="0.000000009720246" calcext:value-type="float">
            <text:p>9.72E-009</text:p>
          </table:table-cell>
          <table:table-cell table:style-name="ce31" office:value-type="float" office:value="0.0000000003572357" calcext:value-type="float">
            <text:p>3.57E-010</text:p>
          </table:table-cell>
          <table:table-cell table:style-name="ce10" office:value-type="float" office:value="0.8" calcext:value-type="float">
            <text:p>0.8</text:p>
          </table:table-cell>
          <table:table-cell table:style-name="ce11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phere</text:p>
          </table:table-cell>
          <table:table-cell office:value-type="float" office:value="50" calcext:value-type="float">
            <text:p>50</text:p>
          </table:table-cell>
          <table:table-cell office:value-type="float" office:value="382.5853" calcext:value-type="float">
            <text:p>3.83E+002</text:p>
          </table:table-cell>
          <table:table-cell office:value-type="float" office:value="1480.925" calcext:value-type="float">
            <text:p>1.48E+003</text:p>
          </table:table-cell>
          <table:table-cell office:value-type="float" office:value="832.5462" calcext:value-type="float">
            <text:p>8.33E+002</text:p>
          </table:table-cell>
          <table:table-cell table:style-name="ce27" office:value-type="float" office:value="860.3678" calcext:value-type="float">
            <text:p>8.60E+002</text:p>
          </table:table-cell>
          <table:table-cell table:style-name="ce31" office:value-type="float" office:value="293.1452" calcext:value-type="float">
            <text:p>2.93E+002</text:p>
          </table:table-cell>
          <table:table-cell table:style-name="ce11" office:value-type="float" office:value="0.8" calcext:value-type="float">
            <text:p>0.8</text:p>
          </table:table-cell>
          <table:table-cell table:style-name="ce40" office:value-type="float" office:value="0.6" calcext:value-type="float">
            <text:p>0.6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phere</text:p>
          </table:table-cell>
          <table:table-cell table:style-name="ce11" office:value-type="float" office:value="50" calcext:value-type="float">
            <text:p>50</text:p>
          </table:table-cell>
          <table:table-cell office:value-type="float" office:value="213.9852" calcext:value-type="float">
            <text:p>2.14E+002</text:p>
          </table:table-cell>
          <table:table-cell table:style-name="ce27" office:value-type="float" office:value="876.3724" calcext:value-type="float">
            <text:p>8.76E+002</text:p>
          </table:table-cell>
          <table:table-cell table:style-name="ce31" office:value-type="float" office:value="457.1093" calcext:value-type="float">
            <text:p>4.57E+002</text:p>
          </table:table-cell>
          <table:table-cell table:style-name="ce27" office:value-type="float" office:value="427.3734" calcext:value-type="float">
            <text:p>4.27E+002</text:p>
          </table:table-cell>
          <table:table-cell table:style-name="ce31" office:value-type="float" office:value="162.1665" calcext:value-type="float">
            <text:p>1.62E+00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Elliptic</text:p>
          </table:table-cell>
          <table:table-cell table:style-name="ce12" office:value-type="float" office:value="30" calcext:value-type="float">
            <text:p>30</text:p>
          </table:table-cell>
          <table:table-cell table:style-name="ce21" office:value-type="float" office:value="0.00000000725906" calcext:value-type="float">
            <text:p>7.26E-009</text:p>
          </table:table-cell>
          <table:table-cell table:style-name="ce28" office:value-type="float" office:value="0.000000009889981" calcext:value-type="float">
            <text:p>9.89E-009</text:p>
          </table:table-cell>
          <table:table-cell table:style-name="ce32" office:value-type="float" office:value="0.000000009156354" calcext:value-type="float">
            <text:p>9.16E-009</text:p>
          </table:table-cell>
          <table:table-cell table:style-name="ce28" office:value-type="float" office:value="0.000000009307828" calcext:value-type="float">
            <text:p>9.31E-009</text:p>
          </table:table-cell>
          <table:table-cell table:style-name="ce32" office:value-type="float" office:value="0.0000000005780614" calcext:value-type="float">
            <text:p>5.78E-010</text:p>
          </table:table-cell>
          <table:table-cell table:style-name="ce12" office:value-type="float" office:value="1" calcext:value-type="float">
            <text:p>1</text:p>
          </table:table-cell>
          <table:table-cell table:style-name="ce41" office:value-type="float" office:value="0.6" calcext:value-type="float">
            <text:p>0.6</text:p>
          </table:table-cell>
          <table:table-cell table:style-name="ce12" office:value-type="float" office:value="100" calcext:value-type="float">
            <text:p>100</text:p>
          </table:table-cell>
          <table:table-cell/>
          <table:table-cell table:style-name="ce4" office:value-type="string" calcext:value-type="string">
            <text:p>Elliptic</text:p>
          </table:table-cell>
          <table:table-cell table:style-name="ce12" office:value-type="float" office:value="30" calcext:value-type="float">
            <text:p>30</text:p>
          </table:table-cell>
          <table:table-cell table:style-name="ce21" office:value-type="float" office:value="0.000000008832511" calcext:value-type="float">
            <text:p>8.83E-009</text:p>
          </table:table-cell>
          <table:table-cell table:style-name="ce28" office:value-type="float" office:value="0.000000009987047" calcext:value-type="float">
            <text:p>9.99E-009</text:p>
          </table:table-cell>
          <table:table-cell table:style-name="ce32" office:value-type="float" office:value="0.000000009640429" calcext:value-type="float">
            <text:p>9.64E-009</text:p>
          </table:table-cell>
          <table:table-cell table:style-name="ce28" office:value-type="float" office:value="0.000000009676362" calcext:value-type="float">
            <text:p>9.68E-009</text:p>
          </table:table-cell>
          <table:table-cell table:style-name="ce32" office:value-type="float" office:value="0.000000000296026" calcext:value-type="float">
            <text:p>2.96E-010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4" office:value-type="string" calcext:value-type="string">
            <text:p>Elliptic</text:p>
          </table:table-cell>
          <table:table-cell table:style-name="ce12" office:value-type="float" office:value="50" calcext:value-type="float">
            <text:p>50</text:p>
          </table:table-cell>
          <table:table-cell table:style-name="ce21" office:value-type="float" office:value="8751.042" calcext:value-type="float">
            <text:p>8.75E+003</text:p>
          </table:table-cell>
          <table:table-cell table:style-name="ce28" office:value-type="float" office:value="85204.55" calcext:value-type="float">
            <text:p>8.52E+004</text:p>
          </table:table-cell>
          <table:table-cell table:style-name="ce32" office:value-type="float" office:value="32939.66" calcext:value-type="float">
            <text:p>3.29E+004</text:p>
          </table:table-cell>
          <table:table-cell table:style-name="ce28" office:value-type="float" office:value="26778.45" calcext:value-type="float">
            <text:p>2.68E+004</text:p>
          </table:table-cell>
          <table:table-cell table:style-name="ce32" office:value-type="float" office:value="20514.15" calcext:value-type="float">
            <text:p>2.05E+004</text:p>
          </table:table-cell>
          <table:table-cell table:style-name="ce12" office:value-type="float" office:value="1" calcext:value-type="float">
            <text:p>1</text:p>
          </table:table-cell>
          <table:table-cell table:style-name="ce41" office:value-type="float" office:value="0.7" calcext:value-type="float">
            <text:p>0.7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Elliptic</text:p>
          </table:table-cell>
          <table:table-cell table:style-name="ce12" office:value-type="float" office:value="50" calcext:value-type="float">
            <text:p>50</text:p>
          </table:table-cell>
          <table:table-cell table:style-name="ce21" office:value-type="float" office:value="47904.65" calcext:value-type="float">
            <text:p>4.79E+004</text:p>
          </table:table-cell>
          <table:table-cell table:style-name="ce28" office:value-type="float" office:value="767757" calcext:value-type="float">
            <text:p>7.68E+005</text:p>
          </table:table-cell>
          <table:table-cell table:style-name="ce32" office:value-type="float" office:value="175357.1" calcext:value-type="float">
            <text:p>1.75E+005</text:p>
          </table:table-cell>
          <table:table-cell table:style-name="ce28" office:value-type="float" office:value="138281.8" calcext:value-type="float">
            <text:p>1.38E+005</text:p>
          </table:table-cell>
          <table:table-cell table:style-name="ce32" office:value-type="float" office:value="141930.7" calcext:value-type="float">
            <text:p>1.42E+005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hwefel</text:p>
          </table:table-cell>
          <table:table-cell office:value-type="float" office:value="30" calcext:value-type="float">
            <text:p>30</text:p>
          </table:table-cell>
          <table:table-cell office:value-type="float" office:value="0.000000006278853" calcext:value-type="float">
            <text:p>6.28E-009</text:p>
          </table:table-cell>
          <table:table-cell office:value-type="float" office:value="0.000000009985808" calcext:value-type="float">
            <text:p>9.99E-009</text:p>
          </table:table-cell>
          <table:table-cell office:value-type="float" office:value="0.000000008828485" calcext:value-type="float">
            <text:p>8.83E-009</text:p>
          </table:table-cell>
          <table:table-cell table:style-name="ce27" office:value-type="float" office:value="0.000000009018074" calcext:value-type="float">
            <text:p>9.02E-009</text:p>
          </table:table-cell>
          <table:table-cell table:style-name="ce31" office:value-type="float" office:value="0.0000000009408569" calcext:value-type="float">
            <text:p>9.41E-010</text:p>
          </table:table-cell>
          <table:table-cell table:style-name="ce11" office:value-type="float" office:value="1" calcext:value-type="float">
            <text:p>1</text:p>
          </table:table-cell>
          <table:table-cell table:style-name="ce40" office:value-type="float" office:value="0.6" calcext:value-type="float">
            <text:p>0.6</text:p>
          </table:table-cell>
          <table:table-cell table:style-name="ce11" office:value-type="float" office:value="100" calcext:value-type="float">
            <text:p>100</text:p>
          </table:table-cell>
          <table:table-cell/>
          <table:table-cell table:style-name="ce3" office:value-type="string" calcext:value-type="string">
            <text:p>Schwefel</text:p>
          </table:table-cell>
          <table:table-cell table:style-name="ce11" office:value-type="float" office:value="30" calcext:value-type="float">
            <text:p>30</text:p>
          </table:table-cell>
          <table:table-cell office:value-type="float" office:value="0.000000008086295" calcext:value-type="float">
            <text:p>8.09E-009</text:p>
          </table:table-cell>
          <table:table-cell table:style-name="ce27" office:value-type="float" office:value="0.000000009999754" calcext:value-type="float">
            <text:p>1.00E-008</text:p>
          </table:table-cell>
          <table:table-cell table:style-name="ce31" office:value-type="float" office:value="0.000000009528236" calcext:value-type="float">
            <text:p>9.53E-009</text:p>
          </table:table-cell>
          <table:table-cell table:style-name="ce27" office:value-type="float" office:value="0.000000009657396" calcext:value-type="float">
            <text:p>9.66E-009</text:p>
          </table:table-cell>
          <table:table-cell table:style-name="ce31" office:value-type="float" office:value="0.0000000004233705" calcext:value-type="float">
            <text:p>4.23E-0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chwefel</text:p>
          </table:table-cell>
          <table:table-cell office:value-type="float" office:value="50" calcext:value-type="float">
            <text:p>50</text:p>
          </table:table-cell>
          <table:table-cell office:value-type="float" office:value="164.4738" calcext:value-type="float">
            <text:p>1.64E+002</text:p>
          </table:table-cell>
          <table:table-cell office:value-type="float" office:value="827.0149" calcext:value-type="float">
            <text:p>8.27E+002</text:p>
          </table:table-cell>
          <table:table-cell office:value-type="float" office:value="379.869" calcext:value-type="float">
            <text:p>3.80E+002</text:p>
          </table:table-cell>
          <table:table-cell table:style-name="ce27" office:value-type="float" office:value="281.5054" calcext:value-type="float">
            <text:p>2.82E+002</text:p>
          </table:table-cell>
          <table:table-cell table:style-name="ce31" office:value-type="float" office:value="202.1486" calcext:value-type="float">
            <text:p>2.02E+002</text:p>
          </table:table-cell>
          <table:table-cell table:style-name="ce11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chwefel</text:p>
          </table:table-cell>
          <table:table-cell table:style-name="ce11" office:value-type="float" office:value="50" calcext:value-type="float">
            <text:p>50</text:p>
          </table:table-cell>
          <table:table-cell office:value-type="float" office:value="128.8405" calcext:value-type="float">
            <text:p>1.29E+002</text:p>
          </table:table-cell>
          <table:table-cell table:style-name="ce27" office:value-type="float" office:value="1189.703" calcext:value-type="float">
            <text:p>1.19E+003</text:p>
          </table:table-cell>
          <table:table-cell table:style-name="ce31" office:value-type="float" office:value="460.7579" calcext:value-type="float">
            <text:p>4.61E+002</text:p>
          </table:table-cell>
          <table:table-cell table:style-name="ce27" office:value-type="float" office:value="458.9479" calcext:value-type="float">
            <text:p>4.59E+002</text:p>
          </table:table-cell>
          <table:table-cell table:style-name="ce31" office:value-type="float" office:value="209.027" calcext:value-type="float">
            <text:p>2.09E+002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Ackley</text:p>
          </table:table-cell>
          <table:table-cell table:style-name="ce12" office:value-type="float" office:value="30" calcext:value-type="float">
            <text:p>30</text:p>
          </table:table-cell>
          <table:table-cell table:style-name="ce21" office:value-type="float" office:value="0.000000007635265" calcext:value-type="float">
            <text:p>7.64E-009</text:p>
          </table:table-cell>
          <table:table-cell table:style-name="ce28" office:value-type="float" office:value="12.24077" calcext:value-type="float">
            <text:p>1.22E+001</text:p>
          </table:table-cell>
          <table:table-cell table:style-name="ce32" office:value-type="float" office:value="1.120428" calcext:value-type="float">
            <text:p>1.12E+000</text:p>
          </table:table-cell>
          <table:table-cell table:style-name="ce28" office:value-type="float" office:value="0.000000009700166" calcext:value-type="float">
            <text:p>9.70E-009</text:p>
          </table:table-cell>
          <table:table-cell table:style-name="ce32" office:value-type="float" office:value="3.055522" calcext:value-type="float">
            <text:p>3.06E+000</text:p>
          </table:table-cell>
          <table:table-cell table:style-name="ce12" office:value-type="float" office:value="0.9" calcext:value-type="float">
            <text:p>0.9</text:p>
          </table:table-cell>
          <table:table-cell table:style-name="ce41" office:value-type="float" office:value="0.6" calcext:value-type="float">
            <text:p>0.6</text:p>
          </table:table-cell>
          <table:table-cell table:style-name="ce12" office:value-type="float" office:value="83.33" calcext:value-type="float">
            <text:p>83.33</text:p>
          </table:table-cell>
          <table:table-cell/>
          <table:table-cell table:style-name="ce4" office:value-type="string" calcext:value-type="string">
            <text:p>Ackley</text:p>
          </table:table-cell>
          <table:table-cell table:style-name="ce12" office:value-type="float" office:value="30" calcext:value-type="float">
            <text:p>30</text:p>
          </table:table-cell>
          <table:table-cell table:style-name="ce21" office:value-type="float" office:value="0.00000002739602" calcext:value-type="float">
            <text:p>2.74E-008</text:p>
          </table:table-cell>
          <table:table-cell table:style-name="ce28" office:value-type="float" office:value="2.738609" calcext:value-type="float">
            <text:p>2.74E+000</text:p>
          </table:table-cell>
          <table:table-cell table:style-name="ce32" office:value-type="float" office:value="1.514093" calcext:value-type="float">
            <text:p>1.51E+000</text:p>
          </table:table-cell>
          <table:table-cell table:style-name="ce28" office:value-type="float" office:value="1.778383" calcext:value-type="float">
            <text:p>1.78E+000</text:p>
          </table:table-cell>
          <table:table-cell table:style-name="ce32" office:value-type="float" office:value="0.8367126" calcext:value-type="float">
            <text:p>8.37E-001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Ackley</text:p>
          </table:table-cell>
          <table:table-cell table:style-name="ce12" office:value-type="float" office:value="50" calcext:value-type="float">
            <text:p>50</text:p>
          </table:table-cell>
          <table:table-cell table:style-name="ce21" office:value-type="float" office:value="0.5470242" calcext:value-type="float">
            <text:p>5.47E-001</text:p>
          </table:table-cell>
          <table:table-cell table:style-name="ce28" office:value-type="float" office:value="3.562664" calcext:value-type="float">
            <text:p>3.56E+000</text:p>
          </table:table-cell>
          <table:table-cell table:style-name="ce32" office:value-type="float" office:value="1.476951" calcext:value-type="float">
            <text:p>1.48E+000</text:p>
          </table:table-cell>
          <table:table-cell table:style-name="ce28" office:value-type="float" office:value="1.451229" calcext:value-type="float">
            <text:p>1.45E+000</text:p>
          </table:table-cell>
          <table:table-cell table:style-name="ce32" office:value-type="float" office:value="0.6286364" calcext:value-type="float">
            <text:p>6.29E-001</text:p>
          </table:table-cell>
          <table:table-cell table:style-name="ce12" office:value-type="float" office:value="0.9" calcext:value-type="float">
            <text:p>0.9</text:p>
          </table:table-cell>
          <table:table-cell table:style-name="ce41" office:value-type="float" office:value="0.6" calcext:value-type="float">
            <text:p>0.6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ckley</text:p>
          </table:table-cell>
          <table:table-cell table:style-name="ce12" office:value-type="float" office:value="50" calcext:value-type="float">
            <text:p>50</text:p>
          </table:table-cell>
          <table:table-cell table:style-name="ce21" office:value-type="float" office:value="4.690749" calcext:value-type="float">
            <text:p>4.69E+000</text:p>
          </table:table-cell>
          <table:table-cell table:style-name="ce28" office:value-type="float" office:value="11.75879" calcext:value-type="float">
            <text:p>1.18E+001</text:p>
          </table:table-cell>
          <table:table-cell table:style-name="ce32" office:value-type="float" office:value="6.796096" calcext:value-type="float">
            <text:p>6.80E+000</text:p>
          </table:table-cell>
          <table:table-cell table:style-name="ce28" office:value-type="float" office:value="6.385663" calcext:value-type="float">
            <text:p>6.39E+000</text:p>
          </table:table-cell>
          <table:table-cell table:style-name="ce32" office:value-type="float" office:value="1.601433" calcext:value-type="float">
            <text:p>1.60E+000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strigin</text:p>
          </table:table-cell>
          <table:table-cell office:value-type="float" office:value="30" calcext:value-type="float">
            <text:p>30</text:p>
          </table:table-cell>
          <table:table-cell office:value-type="float" office:value="59.2109" calcext:value-type="float">
            <text:p>5.92E+001</text:p>
          </table:table-cell>
          <table:table-cell office:value-type="float" office:value="134.0833" calcext:value-type="float">
            <text:p>1.34E+002</text:p>
          </table:table-cell>
          <table:table-cell office:value-type="float" office:value="92.48912" calcext:value-type="float">
            <text:p>9.25E+001</text:p>
          </table:table-cell>
          <table:table-cell table:style-name="ce27" office:value-type="float" office:value="86.48964" calcext:value-type="float">
            <text:p>8.65E+001</text:p>
          </table:table-cell>
          <table:table-cell table:style-name="ce31" office:value-type="float" office:value="18.72952" calcext:value-type="float">
            <text:p>1.87E+001</text:p>
          </table:table-cell>
          <table:table-cell table:style-name="ce11" office:value-type="float" office:value="0.9" calcext:value-type="float">
            <text:p>0.9</text:p>
          </table:table-cell>
          <table:table-cell table:style-name="ce40" office:value-type="float" office:value="0.4" calcext:value-type="float">
            <text:p>0.4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astrigin</text:p>
          </table:table-cell>
          <table:table-cell table:style-name="ce11" office:value-type="float" office:value="30" calcext:value-type="float">
            <text:p>30</text:p>
          </table:table-cell>
          <table:table-cell office:value-type="float" office:value="13.92942" calcext:value-type="float">
            <text:p>1.39E+001</text:p>
          </table:table-cell>
          <table:table-cell table:style-name="ce27" office:value-type="float" office:value="43.77814" calcext:value-type="float">
            <text:p>4.38E+001</text:p>
          </table:table-cell>
          <table:table-cell table:style-name="ce31" office:value-type="float" office:value="24.50914" calcext:value-type="float">
            <text:p>2.45E+001</text:p>
          </table:table-cell>
          <table:table-cell table:style-name="ce27" office:value-type="float" office:value="22.88405" calcext:value-type="float">
            <text:p>2.29E+001</text:p>
          </table:table-cell>
          <table:table-cell table:style-name="ce31" office:value-type="float" office:value="7.478672" calcext:value-type="float">
            <text:p>7.48E+000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strigin</text:p>
          </table:table-cell>
          <table:table-cell office:value-type="float" office:value="50" calcext:value-type="float">
            <text:p>50</text:p>
          </table:table-cell>
          <table:table-cell office:value-type="float" office:value="131.4807" calcext:value-type="float">
            <text:p>1.31E+002</text:p>
          </table:table-cell>
          <table:table-cell office:value-type="float" office:value="238.8017" calcext:value-type="float">
            <text:p>2.39E+002</text:p>
          </table:table-cell>
          <table:table-cell office:value-type="float" office:value="197.8125" calcext:value-type="float">
            <text:p>1.98E+002</text:p>
          </table:table-cell>
          <table:table-cell table:style-name="ce27" office:value-type="float" office:value="196.375" calcext:value-type="float">
            <text:p>1.96E+002</text:p>
          </table:table-cell>
          <table:table-cell table:style-name="ce31" office:value-type="float" office:value="25.90592" calcext:value-type="float">
            <text:p>2.59E+001</text:p>
          </table:table-cell>
          <table:table-cell table:style-name="ce11" office:value-type="float" office:value="0.4" calcext:value-type="float">
            <text:p>0.4</text:p>
          </table:table-cell>
          <table:table-cell table:style-name="ce40" office:value-type="float" office:value="0.4" calcext:value-type="float">
            <text:p>0.4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astrigin</text:p>
          </table:table-cell>
          <table:table-cell table:style-name="ce11" office:value-type="float" office:value="50" calcext:value-type="float">
            <text:p>50</text:p>
          </table:table-cell>
          <table:table-cell office:value-type="float" office:value="55.542" calcext:value-type="float">
            <text:p>5.55E+001</text:p>
          </table:table-cell>
          <table:table-cell table:style-name="ce27" office:value-type="float" office:value="122.4021" calcext:value-type="float">
            <text:p>1.22E+002</text:p>
          </table:table-cell>
          <table:table-cell table:style-name="ce31" office:value-type="float" office:value="85.362" calcext:value-type="float">
            <text:p>8.54E+001</text:p>
          </table:table-cell>
          <table:table-cell table:style-name="ce27" office:value-type="float" office:value="83.55359" calcext:value-type="float">
            <text:p>8.36E+001</text:p>
          </table:table-cell>
          <table:table-cell table:style-name="ce31" office:value-type="float" office:value="14.80555" calcext:value-type="float">
            <text:p>1.48E+001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Griewank</text:p>
          </table:table-cell>
          <table:table-cell table:style-name="ce12" office:value-type="float" office:value="30" calcext:value-type="float">
            <text:p>30</text:p>
          </table:table-cell>
          <table:table-cell table:style-name="ce21" office:value-type="float" office:value="0.000000006350881" calcext:value-type="float">
            <text:p>6.35E-009</text:p>
          </table:table-cell>
          <table:table-cell table:style-name="ce28" office:value-type="float" office:value="0.01232099" calcext:value-type="float">
            <text:p>1.23E-002</text:p>
          </table:table-cell>
          <table:table-cell table:style-name="ce32" office:value-type="float" office:value="0.001232353" calcext:value-type="float">
            <text:p>1.23E-003</text:p>
          </table:table-cell>
          <table:table-cell table:style-name="ce28" office:value-type="float" office:value="0.000000009126977" calcext:value-type="float">
            <text:p>9.13E-009</text:p>
          </table:table-cell>
          <table:table-cell table:style-name="ce32" office:value-type="float" office:value="0.003229112" calcext:value-type="float">
            <text:p>3.23E-003</text:p>
          </table:table-cell>
          <table:table-cell table:style-name="ce12" office:value-type="float" office:value="0.9" calcext:value-type="float">
            <text:p>0.9</text:p>
          </table:table-cell>
          <table:table-cell table:style-name="ce41" office:value-type="float" office:value="0.6" calcext:value-type="float">
            <text:p>0.6</text:p>
          </table:table-cell>
          <table:table-cell table:style-name="ce12" office:value-type="float" office:value="86.66" calcext:value-type="float">
            <text:p>86.66</text:p>
          </table:table-cell>
          <table:table-cell/>
          <table:table-cell table:style-name="ce4" office:value-type="string" calcext:value-type="string">
            <text:p>Griewank</text:p>
          </table:table-cell>
          <table:table-cell table:style-name="ce12" office:value-type="float" office:value="30" calcext:value-type="float">
            <text:p>30</text:p>
          </table:table-cell>
          <table:table-cell table:style-name="ce21" office:value-type="float" office:value="0.000000009848221" calcext:value-type="float">
            <text:p>9.85E-009</text:p>
          </table:table-cell>
          <table:table-cell table:style-name="ce28" office:value-type="float" office:value="0.06152653" calcext:value-type="float">
            <text:p>6.15E-002</text:p>
          </table:table-cell>
          <table:table-cell table:style-name="ce32" office:value-type="float" office:value="0.02123341" calcext:value-type="float">
            <text:p>2.12E-002</text:p>
          </table:table-cell>
          <table:table-cell table:style-name="ce28" office:value-type="float" office:value="0.01846551" calcext:value-type="float">
            <text:p>1.85E-002</text:p>
          </table:table-cell>
          <table:table-cell table:style-name="ce32" office:value-type="float" office:value="0.01581428" calcext:value-type="float">
            <text:p>1.58E-00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.33" calcext:value-type="float">
            <text:p>13.33</text:p>
          </table:table-cell>
        </table:table-row>
        <table:table-row table:style-name="ro1">
          <table:table-cell/>
          <table:table-cell table:style-name="ce4" office:value-type="string" calcext:value-type="string">
            <text:p>Griewank</text:p>
          </table:table-cell>
          <table:table-cell table:style-name="ce12" office:value-type="float" office:value="50" calcext:value-type="float">
            <text:p>50</text:p>
          </table:table-cell>
          <table:table-cell table:style-name="ce21" office:value-type="float" office:value="3.518406" calcext:value-type="float">
            <text:p>3.52E+000</text:p>
          </table:table-cell>
          <table:table-cell table:style-name="ce28" office:value-type="float" office:value="13.58666" calcext:value-type="float">
            <text:p>1.36E+001</text:p>
          </table:table-cell>
          <table:table-cell table:style-name="ce32" office:value-type="float" office:value="8.936697" calcext:value-type="float">
            <text:p>8.94E+000</text:p>
          </table:table-cell>
          <table:table-cell table:style-name="ce28" office:value-type="float" office:value="8.533941" calcext:value-type="float">
            <text:p>8.53E+000</text:p>
          </table:table-cell>
          <table:table-cell table:style-name="ce32" office:value-type="float" office:value="2.557305" calcext:value-type="float">
            <text:p>2.56E+000</text:p>
          </table:table-cell>
          <table:table-cell table:style-name="ce12" office:value-type="float" office:value="0.7" calcext:value-type="float">
            <text:p>0.7</text:p>
          </table:table-cell>
          <table:table-cell table:style-name="ce41" office:value-type="float" office:value="0.6" calcext:value-type="float">
            <text:p>0.6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Griewank</text:p>
          </table:table-cell>
          <table:table-cell table:style-name="ce12" office:value-type="float" office:value="50" calcext:value-type="float">
            <text:p>50</text:p>
          </table:table-cell>
          <table:table-cell table:style-name="ce21" office:value-type="float" office:value="2.623207" calcext:value-type="float">
            <text:p>2.62E+000</text:p>
          </table:table-cell>
          <table:table-cell table:style-name="ce28" office:value-type="float" office:value="12.69974" calcext:value-type="float">
            <text:p>1.27E+001</text:p>
          </table:table-cell>
          <table:table-cell table:style-name="ce32" office:value-type="float" office:value="5.673913" calcext:value-type="float">
            <text:p>5.67E+000</text:p>
          </table:table-cell>
          <table:table-cell table:style-name="ce28" office:value-type="float" office:value="5.295914" calcext:value-type="float">
            <text:p>5.30E+000</text:p>
          </table:table-cell>
          <table:table-cell table:style-name="ce32" office:value-type="float" office:value="2.211704" calcext:value-type="float">
            <text:p>2.21E+000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osenbrock</text:p>
          </table:table-cell>
          <table:table-cell office:value-type="float" office:value="30" calcext:value-type="float">
            <text:p>30</text:p>
          </table:table-cell>
          <table:table-cell office:value-type="float" office:value="0.000000006320406" calcext:value-type="float">
            <text:p>6.32E-009</text:p>
          </table:table-cell>
          <table:table-cell office:value-type="float" office:value="3.986624" calcext:value-type="float">
            <text:p>3.99E+000</text:p>
          </table:table-cell>
          <table:table-cell office:value-type="float" office:value="0.3986624" calcext:value-type="float">
            <text:p>3.99E-001</text:p>
          </table:table-cell>
          <table:table-cell table:style-name="ce27" office:value-type="float" office:value="0.000000009319637" calcext:value-type="float">
            <text:p>9.32E-009</text:p>
          </table:table-cell>
          <table:table-cell table:style-name="ce31" office:value-type="float" office:value="1.195987" calcext:value-type="float">
            <text:p>1.20E+000</text:p>
          </table:table-cell>
          <table:table-cell table:style-name="ce11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11" office:value-type="float" office:value="90" calcext:value-type="float">
            <text:p>90</text:p>
          </table:table-cell>
          <table:table-cell/>
          <table:table-cell table:style-name="ce3" office:value-type="string" calcext:value-type="string">
            <text:p>Rosenbrock</text:p>
          </table:table-cell>
          <table:table-cell table:style-name="ce11" office:value-type="float" office:value="30" calcext:value-type="float">
            <text:p>30</text:p>
          </table:table-cell>
          <table:table-cell office:value-type="float" office:value="0.4014078" calcext:value-type="float">
            <text:p>4.01E-001</text:p>
          </table:table-cell>
          <table:table-cell table:style-name="ce27" office:value-type="float" office:value="19.05004" calcext:value-type="float">
            <text:p>1.91E+001</text:p>
          </table:table-cell>
          <table:table-cell table:style-name="ce31" office:value-type="float" office:value="9.843586" calcext:value-type="float">
            <text:p>9.84E+000</text:p>
          </table:table-cell>
          <table:table-cell table:style-name="ce27" office:value-type="float" office:value="11.57545" calcext:value-type="float">
            <text:p>1.16E+001</text:p>
          </table:table-cell>
          <table:table-cell table:style-name="ce31" office:value-type="float" office:value="4.650002" calcext:value-type="float">
            <text:p>4.65E+000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osenbrock</text:p>
          </table:table-cell>
          <table:table-cell office:value-type="float" office:value="50" calcext:value-type="float">
            <text:p>50</text:p>
          </table:table-cell>
          <table:table-cell office:value-type="float" office:value="523183.7" calcext:value-type="float">
            <text:p>5.23E+005</text:p>
          </table:table-cell>
          <table:table-cell office:value-type="float" office:value="12154090" calcext:value-type="float">
            <text:p>1.22E+007</text:p>
          </table:table-cell>
          <table:table-cell office:value-type="float" office:value="2861887" calcext:value-type="float">
            <text:p>2.86E+006</text:p>
          </table:table-cell>
          <table:table-cell table:style-name="ce27" office:value-type="float" office:value="1858524" calcext:value-type="float">
            <text:p>1.86E+006</text:p>
          </table:table-cell>
          <table:table-cell table:style-name="ce31" office:value-type="float" office:value="2507337" calcext:value-type="float">
            <text:p>2.51E+006</text:p>
          </table:table-cell>
          <table:table-cell table:style-name="ce11" office:value-type="float" office:value="0.8" calcext:value-type="float">
            <text:p>0.8</text:p>
          </table:table-cell>
          <table:table-cell table:style-name="ce40" office:value-type="float" office:value="0.6" calcext:value-type="float">
            <text:p>0.6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Rosenbrock</text:p>
          </table:table-cell>
          <table:table-cell table:style-name="ce11" office:value-type="float" office:value="50" calcext:value-type="float">
            <text:p>50</text:p>
          </table:table-cell>
          <table:table-cell office:value-type="float" office:value="36995.5" calcext:value-type="float">
            <text:p>3.70E+004</text:p>
          </table:table-cell>
          <table:table-cell table:style-name="ce27" office:value-type="float" office:value="3244120" calcext:value-type="float">
            <text:p>3.24E+006</text:p>
          </table:table-cell>
          <table:table-cell table:style-name="ce31" office:value-type="float" office:value="775447.3" calcext:value-type="float">
            <text:p>7.75E+005</text:p>
          </table:table-cell>
          <table:table-cell table:style-name="ce27" office:value-type="float" office:value="493843.5" calcext:value-type="float">
            <text:p>4.94E+005</text:p>
          </table:table-cell>
          <table:table-cell table:style-name="ce31" office:value-type="float" office:value="829125" calcext:value-type="float">
            <text:p>8.29E+00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Weierstrass</text:p>
          </table:table-cell>
          <table:table-cell table:style-name="ce12" office:value-type="float" office:value="30" calcext:value-type="float">
            <text:p>30</text:p>
          </table:table-cell>
          <table:table-cell table:style-name="ce21" office:value-type="float" office:value="4.470991" calcext:value-type="float">
            <text:p>4.47E+000</text:p>
          </table:table-cell>
          <table:table-cell table:style-name="ce28" office:value-type="float" office:value="9.015682" calcext:value-type="float">
            <text:p>9.02E+000</text:p>
          </table:table-cell>
          <table:table-cell table:style-name="ce32" office:value-type="float" office:value="6.32129" calcext:value-type="float">
            <text:p>6.32E+000</text:p>
          </table:table-cell>
          <table:table-cell table:style-name="ce28" office:value-type="float" office:value="6.066665" calcext:value-type="float">
            <text:p>6.07E+000</text:p>
          </table:table-cell>
          <table:table-cell table:style-name="ce32" office:value-type="float" office:value="1.236399" calcext:value-type="float">
            <text:p>1.24E+000</text:p>
          </table:table-cell>
          <table:table-cell table:style-name="ce12" office:value-type="float" office:value="0.9" calcext:value-type="float">
            <text:p>0.9</text:p>
          </table:table-cell>
          <table:table-cell table:style-name="ce41" office:value-type="float" office:value="0.4" calcext:value-type="float">
            <text:p>0.4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Weierstrass</text:p>
          </table:table-cell>
          <table:table-cell table:style-name="ce12" office:value-type="float" office:value="30" calcext:value-type="float">
            <text:p>30</text:p>
          </table:table-cell>
          <table:table-cell table:style-name="ce21" office:value-type="float" office:value="1.358285" calcext:value-type="float">
            <text:p>1.36E+000</text:p>
          </table:table-cell>
          <table:table-cell table:style-name="ce28" office:value-type="float" office:value="5.041533" calcext:value-type="float">
            <text:p>5.04E+000</text:p>
          </table:table-cell>
          <table:table-cell table:style-name="ce32" office:value-type="float" office:value="3.268299" calcext:value-type="float">
            <text:p>3.27E+000</text:p>
          </table:table-cell>
          <table:table-cell table:style-name="ce28" office:value-type="float" office:value="3.182291" calcext:value-type="float">
            <text:p>3.18E+000</text:p>
          </table:table-cell>
          <table:table-cell table:style-name="ce32" office:value-type="float" office:value="1.029439" calcext:value-type="float">
            <text:p>1.03E+000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Weierstrass</text:p>
          </table:table-cell>
          <table:table-cell table:style-name="ce12" office:value-type="float" office:value="50" calcext:value-type="float">
            <text:p>50</text:p>
          </table:table-cell>
          <table:table-cell table:style-name="ce21" office:value-type="float" office:value="15.72568" calcext:value-type="float">
            <text:p>1.57E+001</text:p>
          </table:table-cell>
          <table:table-cell table:style-name="ce28" office:value-type="float" office:value="23.77564" calcext:value-type="float">
            <text:p>2.38E+001</text:p>
          </table:table-cell>
          <table:table-cell table:style-name="ce32" office:value-type="float" office:value="19.9333" calcext:value-type="float">
            <text:p>1.99E+001</text:p>
          </table:table-cell>
          <table:table-cell table:style-name="ce28" office:value-type="float" office:value="20.29814" calcext:value-type="float">
            <text:p>2.03E+001</text:p>
          </table:table-cell>
          <table:table-cell table:style-name="ce32" office:value-type="float" office:value="2.03432" calcext:value-type="float">
            <text:p>2.03E+000</text:p>
          </table:table-cell>
          <table:table-cell table:style-name="ce12" office:value-type="float" office:value="0.9" calcext:value-type="float">
            <text:p>0.9</text:p>
          </table:table-cell>
          <table:table-cell table:style-name="ce41" office:value-type="float" office:value="0.4" calcext:value-type="float">
            <text:p>0.4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Weierstrass</text:p>
          </table:table-cell>
          <table:table-cell table:style-name="ce12" office:value-type="float" office:value="50" calcext:value-type="float">
            <text:p>50</text:p>
          </table:table-cell>
          <table:table-cell table:style-name="ce21" office:value-type="float" office:value="12.26631" calcext:value-type="float">
            <text:p>1.23E+001</text:p>
          </table:table-cell>
          <table:table-cell table:style-name="ce28" office:value-type="float" office:value="18.45559" calcext:value-type="float">
            <text:p>1.85E+001</text:p>
          </table:table-cell>
          <table:table-cell table:style-name="ce32" office:value-type="float" office:value="14.90488" calcext:value-type="float">
            <text:p>1.49E+001</text:p>
          </table:table-cell>
          <table:table-cell table:style-name="ce28" office:value-type="float" office:value="15.15179" calcext:value-type="float">
            <text:p>1.52E+001</text:p>
          </table:table-cell>
          <table:table-cell table:style-name="ce32" office:value-type="float" office:value="1.73101" calcext:value-type="float">
            <text:p>1.73E+000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chaffer</text:p>
          </table:table-cell>
          <table:table-cell office:value-type="float" office:value="30" calcext:value-type="float">
            <text:p>30</text:p>
          </table:table-cell>
          <table:table-cell office:value-type="float" office:value="0.000000005977711" calcext:value-type="float">
            <text:p>5.98E-009</text:p>
          </table:table-cell>
          <table:table-cell office:value-type="float" office:value="0.000000009979081" calcext:value-type="float">
            <text:p>9.98E-009</text:p>
          </table:table-cell>
          <table:table-cell office:value-type="float" office:value="0.000000008940463" calcext:value-type="float">
            <text:p>8.94E-009</text:p>
          </table:table-cell>
          <table:table-cell table:style-name="ce27" office:value-type="float" office:value="0.000000009211529" calcext:value-type="float">
            <text:p>9.21E-009</text:p>
          </table:table-cell>
          <table:table-cell table:style-name="ce31" office:value-type="float" office:value="0.0000000008548391" calcext:value-type="float">
            <text:p>8.55E-010</text:p>
          </table:table-cell>
          <table:table-cell table:style-name="ce11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11" office:value-type="float" office:value="100" calcext:value-type="float">
            <text:p>100</text:p>
          </table:table-cell>
          <table:table-cell/>
          <table:table-cell table:style-name="ce3" office:value-type="string" calcext:value-type="string">
            <text:p>Schaffer</text:p>
          </table:table-cell>
          <table:table-cell table:style-name="ce11" office:value-type="float" office:value="30" calcext:value-type="float">
            <text:p>30</text:p>
          </table:table-cell>
          <table:table-cell office:value-type="float" office:value="0.000000006926309" calcext:value-type="float">
            <text:p>6.93E-009</text:p>
          </table:table-cell>
          <table:table-cell table:style-name="ce27" office:value-type="float" office:value="0.000000009999531" calcext:value-type="float">
            <text:p>1.00E-008</text:p>
          </table:table-cell>
          <table:table-cell table:style-name="ce31" office:value-type="float" office:value="0.000000009552415" calcext:value-type="float">
            <text:p>9.55E-009</text:p>
          </table:table-cell>
          <table:table-cell table:style-name="ce27" office:value-type="float" office:value="0.000000009790601" calcext:value-type="float">
            <text:p>9.79E-009</text:p>
          </table:table-cell>
          <table:table-cell table:style-name="ce31" office:value-type="float" office:value="0.0000000006263666" calcext:value-type="float">
            <text:p>6.26E-010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chaffer</text:p>
          </table:table-cell>
          <table:table-cell office:value-type="float" office:value="50" calcext:value-type="float">
            <text:p>50</text:p>
          </table:table-cell>
          <table:table-cell office:value-type="float" office:value="0.01802226" calcext:value-type="float">
            <text:p>1.80E-002</text:p>
          </table:table-cell>
          <table:table-cell office:value-type="float" office:value="0.07736829" calcext:value-type="float">
            <text:p>7.74E-002</text:p>
          </table:table-cell>
          <table:table-cell office:value-type="float" office:value="0.04028046" calcext:value-type="float">
            <text:p>4.03E-002</text:p>
          </table:table-cell>
          <table:table-cell table:style-name="ce27" office:value-type="float" office:value="0.03850675" calcext:value-type="float">
            <text:p>3.85E-002</text:p>
          </table:table-cell>
          <table:table-cell table:style-name="ce31" office:value-type="float" office:value="0.0136217" calcext:value-type="float">
            <text:p>1.36E-002</text:p>
          </table:table-cell>
          <table:table-cell table:style-name="ce11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chaffer</text:p>
          </table:table-cell>
          <table:table-cell table:style-name="ce11" office:value-type="float" office:value="50" calcext:value-type="float">
            <text:p>50</text:p>
          </table:table-cell>
          <table:table-cell office:value-type="float" office:value="0.009448062" calcext:value-type="float">
            <text:p>9.45E-003</text:p>
          </table:table-cell>
          <table:table-cell table:style-name="ce27" office:value-type="float" office:value="0.07863847" calcext:value-type="float">
            <text:p>7.86E-002</text:p>
          </table:table-cell>
          <table:table-cell table:style-name="ce31" office:value-type="float" office:value="0.03014174" calcext:value-type="float">
            <text:p>3.01E-002</text:p>
          </table:table-cell>
          <table:table-cell table:style-name="ce27" office:value-type="float" office:value="0.02597344" calcext:value-type="float">
            <text:p>2.60E-002</text:p>
          </table:table-cell>
          <table:table-cell table:style-name="ce31" office:value-type="float" office:value="0.01534486" calcext:value-type="float">
            <text:p>1.53E-002</text:p>
          </table:table-cell>
          <table:table-cell table:style-name="ce11" office:value-type="float" office:value="0.9" calcext:value-type="float">
            <text:p>0.9</text:p>
          </table:table-cell>
          <table:table-cell table:style-name="ce11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Salomon</text:p>
          </table:table-cell>
          <table:table-cell table:style-name="ce12" office:value-type="float" office:value="30" calcext:value-type="float">
            <text:p>30</text:p>
          </table:table-cell>
          <table:table-cell table:style-name="ce21" office:value-type="float" office:value="0.09987335" calcext:value-type="float">
            <text:p>9.99E-002</text:p>
          </table:table-cell>
          <table:table-cell table:style-name="ce28" office:value-type="float" office:value="0.2998733" calcext:value-type="float">
            <text:p>3.00E-001</text:p>
          </table:table-cell>
          <table:table-cell table:style-name="ce32" office:value-type="float" office:value="0.1632067" calcext:value-type="float">
            <text:p>1.63E-001</text:p>
          </table:table-cell>
          <table:table-cell table:style-name="ce28" office:value-type="float" office:value="0.1998733" calcext:value-type="float">
            <text:p>2.00E-001</text:p>
          </table:table-cell>
          <table:table-cell table:style-name="ce32" office:value-type="float" office:value="0.06046119" calcext:value-type="float">
            <text:p>6.05E-002</text:p>
          </table:table-cell>
          <table:table-cell table:style-name="ce12" office:value-type="float" office:value="0.9" calcext:value-type="float">
            <text:p>0.9</text:p>
          </table:table-cell>
          <table:table-cell table:style-name="ce41" office:value-type="float" office:value="0.6" calcext:value-type="float">
            <text:p>0.6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Salomon</text:p>
          </table:table-cell>
          <table:table-cell table:style-name="ce12" office:value-type="float" office:value="30" calcext:value-type="float">
            <text:p>30</text:p>
          </table:table-cell>
          <table:table-cell table:style-name="ce21" office:value-type="float" office:value="0.3998733" calcext:value-type="float">
            <text:p>4.00E-001</text:p>
          </table:table-cell>
          <table:table-cell table:style-name="ce28" office:value-type="float" office:value="1.399873" calcext:value-type="float">
            <text:p>1.40E+000</text:p>
          </table:table-cell>
          <table:table-cell table:style-name="ce32" office:value-type="float" office:value="0.8232067" calcext:value-type="float">
            <text:p>8.23E-001</text:p>
          </table:table-cell>
          <table:table-cell table:style-name="ce28" office:value-type="float" office:value="0.8998733" calcext:value-type="float">
            <text:p>9.00E-001</text:p>
          </table:table-cell>
          <table:table-cell table:style-name="ce32" office:value-type="float" office:value="0.2027861" calcext:value-type="float">
            <text:p>2.03E-001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Salomon</text:p>
          </table:table-cell>
          <table:table-cell table:style-name="ce13" office:value-type="float" office:value="50" calcext:value-type="float">
            <text:p>50</text:p>
          </table:table-cell>
          <table:table-cell table:style-name="ce22" office:value-type="float" office:value="1.899873" calcext:value-type="float">
            <text:p>1.90E+000</text:p>
          </table:table-cell>
          <table:table-cell table:style-name="ce29" office:value-type="float" office:value="4.199873" calcext:value-type="float">
            <text:p>4.20E+000</text:p>
          </table:table-cell>
          <table:table-cell table:style-name="ce33" office:value-type="float" office:value="2.99654" calcext:value-type="float">
            <text:p>3.00E+000</text:p>
          </table:table-cell>
          <table:table-cell table:style-name="ce29" office:value-type="float" office:value="3.049873" calcext:value-type="float">
            <text:p>3.05E+000</text:p>
          </table:table-cell>
          <table:table-cell table:style-name="ce33" office:value-type="float" office:value="0.5712462" calcext:value-type="float">
            <text:p>5.71E-001</text:p>
          </table:table-cell>
          <table:table-cell table:style-name="ce13" office:value-type="float" office:value="0.9" calcext:value-type="float">
            <text:p>0.9</text:p>
          </table:table-cell>
          <table:table-cell table:style-name="ce42" office:value-type="float" office:value="0.6" calcext:value-type="float">
            <text:p>0.6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Salomon</text:p>
          </table:table-cell>
          <table:table-cell table:style-name="ce13" office:value-type="float" office:value="50" calcext:value-type="float">
            <text:p>50</text:p>
          </table:table-cell>
          <table:table-cell table:style-name="ce22" office:value-type="float" office:value="2.199873" calcext:value-type="float">
            <text:p>2.20E+000</text:p>
          </table:table-cell>
          <table:table-cell table:style-name="ce29" office:value-type="float" office:value="4.099873" calcext:value-type="float">
            <text:p>4.10E+000</text:p>
          </table:table-cell>
          <table:table-cell table:style-name="ce33" office:value-type="float" office:value="3.223207" calcext:value-type="float">
            <text:p>3.22E+000</text:p>
          </table:table-cell>
          <table:table-cell table:style-name="ce29" office:value-type="float" office:value="3.249873" calcext:value-type="float">
            <text:p>3.25E+000</text:p>
          </table:table-cell>
          <table:table-cell table:style-name="ce33" office:value-type="float" office:value="0.4371753" calcext:value-type="float">
            <text:p>4.37E-001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  <table:table-cell table:style-name="ce1" office:value-type="string" calcext:value-type="string" table:number-columns-spanned="8" table:number-rows-spanned="1">
            <text:p>SaNSDE</text:p>
          </table:table-cell>
          <table:covered-table-cell/>
          <table:covered-table-cell table:style-name="Default"/>
          <table:covered-table-cell table:number-columns-repeated="5"/>
          <table:table-cell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SaDE</text:p>
          </table:table-cell>
          <table:covered-table-cell table:number-columns-repeated="4" table:style-name="Default"/>
          <table:covered-table-cell table:number-columns-repeated="3"/>
          <table:table-cell table:number-columns-repeated="3"/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imension</text:p>
          </table:table-cell>
          <table:table-cell table:style-name="ce2" office:value-type="string" calcext:value-type="string">
            <text:p>Fmin</text:p>
          </table:table-cell>
          <table:table-cell table:style-name="ce2" office:value-type="string" calcext:value-type="string">
            <text:p>Fmax</text:p>
          </table:table-cell>
          <table:table-cell table:style-name="ce2" office:value-type="string" calcext:value-type="string">
            <text:p>Favg</text:p>
          </table:table-cell>
          <table:table-cell table:style-name="ce2" office:value-type="string" calcext:value-type="string">
            <text:p>Fmedian</text:p>
          </table:table-cell>
          <table:table-cell table:style-name="ce2" office:value-type="string" calcext:value-type="string">
            <text:p>FstdDev</text:p>
          </table:table-cell>
          <table:table-cell table:style-name="ce2" office:value-type="string" calcext:value-type="string">
            <text:p>S_ratio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imension</text:p>
          </table:table-cell>
          <table:table-cell table:style-name="ce2" office:value-type="string" calcext:value-type="string">
            <text:p>Fmin</text:p>
          </table:table-cell>
          <table:table-cell table:style-name="ce2" office:value-type="string" calcext:value-type="string">
            <text:p>Fmax</text:p>
          </table:table-cell>
          <table:table-cell table:style-name="ce2" office:value-type="string" calcext:value-type="string">
            <text:p>Favg</text:p>
          </table:table-cell>
          <table:table-cell table:style-name="ce2" office:value-type="string" calcext:value-type="string">
            <text:p>Fmedian</text:p>
          </table:table-cell>
          <table:table-cell table:style-name="ce2" office:value-type="string" calcext:value-type="string">
            <text:p>FstdDev</text:p>
          </table:table-cell>
          <table:table-cell table:style-name="ce2" office:value-type="string" calcext:value-type="string">
            <text:p>S_ratio</text:p>
          </table:table-cell>
          <table:table-cell table:number-columns-repeated="3"/>
          <table:table-cell table:style-name="ce3" office:value-type="string" calcext:value-type="string">
            <text:p>Sphere</text:p>
          </table:table-cell>
          <table:table-cell table:style-name="ce10" office:value-type="float" office:value="30" calcext:value-type="float">
            <text:p>30</text:p>
          </table:table-cell>
          <table:table-cell office:value-type="float" office:value="0.000000007193378" calcext:value-type="float">
            <text:p>7.19E-009</text:p>
          </table:table-cell>
          <table:table-cell table:style-name="ce26" office:value-type="float" office:value="0.000000009967665" calcext:value-type="float">
            <text:p>9.97E-009</text:p>
          </table:table-cell>
          <table:table-cell table:style-name="ce31" office:value-type="float" office:value="0.000000009206311" calcext:value-type="float">
            <text:p>9.21E-009</text:p>
          </table:table-cell>
          <table:table-cell table:style-name="ce26" office:value-type="float" office:value="0.000000009237118" calcext:value-type="float">
            <text:p>9.24E-009</text:p>
          </table:table-cell>
          <table:table-cell table:style-name="ce31" office:value-type="float" office:value="0.0000000006133262" calcext:value-type="float">
            <text:p>6.13E-010</text:p>
          </table:table-cell>
          <table:table-cell table:style-name="ce10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here</text:p>
          </table:table-cell>
          <table:table-cell table:style-name="ce10" office:value-type="float" office:value="30" calcext:value-type="float">
            <text:p>30</text:p>
          </table:table-cell>
          <table:table-cell office:value-type="float" office:value="0.000000006373578" calcext:value-type="float">
            <text:p>6.37E-009</text:p>
          </table:table-cell>
          <table:table-cell table:style-name="ce26" office:value-type="float" office:value="0.000000009842091" calcext:value-type="float">
            <text:p>9.84E-009</text:p>
          </table:table-cell>
          <table:table-cell office:value-type="float" office:value="0.000000008727202" calcext:value-type="float">
            <text:p>8.73E-009</text:p>
          </table:table-cell>
          <table:table-cell table:style-name="ce26" office:value-type="float" office:value="0.000000008834198" calcext:value-type="float">
            <text:p>8.83E-009</text:p>
          </table:table-cell>
          <table:table-cell table:style-name="ce31" office:value-type="float" office:value="0.0000000007695234" calcext:value-type="float">
            <text:p>7.70E-01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3"/>
          <table:table-cell table:style-name="ce3" office:value-type="string" calcext:value-type="string">
            <text:p>Sphere</text:p>
          </table:table-cell>
          <table:table-cell table:style-name="ce11" office:value-type="float" office:value="50" calcext:value-type="float">
            <text:p>50</text:p>
          </table:table-cell>
          <table:table-cell office:value-type="float" office:value="0.03121506" calcext:value-type="float">
            <text:p>3.12E-002</text:p>
          </table:table-cell>
          <table:table-cell table:style-name="ce27" office:value-type="float" office:value="4.711842" calcext:value-type="float">
            <text:p>4.71E+000</text:p>
          </table:table-cell>
          <table:table-cell table:style-name="ce31" office:value-type="float" office:value="1.205898" calcext:value-type="float">
            <text:p>1.21E+000</text:p>
          </table:table-cell>
          <table:table-cell table:style-name="ce27" office:value-type="float" office:value="0.8527309" calcext:value-type="float">
            <text:p>8.53E-001</text:p>
          </table:table-cell>
          <table:table-cell table:style-name="ce31" office:value-type="float" office:value="1.162152" calcext:value-type="float">
            <text:p>1.16E+000</text:p>
          </table:table-cell>
          <table:table-cell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here</text:p>
          </table:table-cell>
          <table:table-cell office:value-type="float" office:value="50" calcext:value-type="float">
            <text:p>50</text:p>
          </table:table-cell>
          <table:table-cell office:value-type="float" office:value="0.209244" calcext:value-type="float">
            <text:p>2.09E-001</text:p>
          </table:table-cell>
          <table:table-cell office:value-type="float" office:value="11.59402" calcext:value-type="float">
            <text:p>1.16E+001</text:p>
          </table:table-cell>
          <table:table-cell office:value-type="float" office:value="3.234223" calcext:value-type="float">
            <text:p>3.23E+000</text:p>
          </table:table-cell>
          <table:table-cell table:style-name="ce27" office:value-type="float" office:value="1.990284" calcext:value-type="float">
            <text:p>1.99E+000</text:p>
          </table:table-cell>
          <table:table-cell table:style-name="ce31" office:value-type="float" office:value="3.301161" calcext:value-type="float">
            <text:p>3.30E+00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>
            <text:p>Elliptic</text:p>
          </table:table-cell>
          <table:table-cell table:style-name="ce12" office:value-type="float" office:value="30" calcext:value-type="float">
            <text:p>30</text:p>
          </table:table-cell>
          <table:table-cell table:style-name="ce21" office:value-type="float" office:value="0.00000004610677" calcext:value-type="float">
            <text:p>4.61E-008</text:p>
          </table:table-cell>
          <table:table-cell table:style-name="ce28" office:value-type="float" office:value="1568.835" calcext:value-type="float">
            <text:p>1.57E+003</text:p>
          </table:table-cell>
          <table:table-cell table:style-name="ce32" office:value-type="float" office:value="157.0478" calcext:value-type="float">
            <text:p>1.57E+002</text:p>
          </table:table-cell>
          <table:table-cell table:style-name="ce28" office:value-type="float" office:value="13.64525" calcext:value-type="float">
            <text:p>1.36E+001</text:p>
          </table:table-cell>
          <table:table-cell table:style-name="ce32" office:value-type="float" office:value="356.3632" calcext:value-type="float">
            <text:p>3.56E+002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Elliptic</text:p>
          </table:table-cell>
          <table:table-cell table:style-name="ce12" office:value-type="float" office:value="30" calcext:value-type="float">
            <text:p>30</text:p>
          </table:table-cell>
          <table:table-cell table:style-name="ce21" office:value-type="float" office:value="0.2587878" calcext:value-type="float">
            <text:p>2.59E-001</text:p>
          </table:table-cell>
          <table:table-cell table:style-name="ce28" office:value-type="float" office:value="10498.6" calcext:value-type="float">
            <text:p>1.05E+004</text:p>
          </table:table-cell>
          <table:table-cell table:style-name="ce32" office:value-type="float" office:value="1423.281" calcext:value-type="float">
            <text:p>1.42E+003</text:p>
          </table:table-cell>
          <table:table-cell table:style-name="ce28" office:value-type="float" office:value="618.3817" calcext:value-type="float">
            <text:p>6.18E+002</text:p>
          </table:table-cell>
          <table:table-cell table:style-name="ce32" office:value-type="float" office:value="2142.858" calcext:value-type="float">
            <text:p>2.14E+00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>
            <text:p>Elliptic</text:p>
          </table:table-cell>
          <table:table-cell table:style-name="ce12" office:value-type="float" office:value="50" calcext:value-type="float">
            <text:p>50</text:p>
          </table:table-cell>
          <table:table-cell table:style-name="ce21" office:value-type="float" office:value="32775.81" calcext:value-type="float">
            <text:p>3.28E+004</text:p>
          </table:table-cell>
          <table:table-cell table:style-name="ce28" office:value-type="float" office:value="210429" calcext:value-type="float">
            <text:p>2.10E+005</text:p>
          </table:table-cell>
          <table:table-cell table:style-name="ce32" office:value-type="float" office:value="97673.9" calcext:value-type="float">
            <text:p>9.77E+004</text:p>
          </table:table-cell>
          <table:table-cell table:style-name="ce28" office:value-type="float" office:value="90368.23" calcext:value-type="float">
            <text:p>9.04E+004</text:p>
          </table:table-cell>
          <table:table-cell table:style-name="ce32" office:value-type="float" office:value="54778.09" calcext:value-type="float">
            <text:p>5.48E+004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Elliptic</text:p>
          </table:table-cell>
          <table:table-cell table:style-name="ce12" office:value-type="float" office:value="50" calcext:value-type="float">
            <text:p>50</text:p>
          </table:table-cell>
          <table:table-cell table:style-name="ce21" office:value-type="float" office:value="38614.84" calcext:value-type="float">
            <text:p>3.86E+004</text:p>
          </table:table-cell>
          <table:table-cell table:style-name="ce28" office:value-type="float" office:value="373884.6" calcext:value-type="float">
            <text:p>3.74E+005</text:p>
          </table:table-cell>
          <table:table-cell table:style-name="ce32" office:value-type="float" office:value="118688.2" calcext:value-type="float">
            <text:p>1.19E+005</text:p>
          </table:table-cell>
          <table:table-cell table:style-name="ce28" office:value-type="float" office:value="89437.9" calcext:value-type="float">
            <text:p>8.94E+004</text:p>
          </table:table-cell>
          <table:table-cell table:style-name="ce32" office:value-type="float" office:value="79768.83" calcext:value-type="float">
            <text:p>7.98E+00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/>
          <table:table-cell table:style-name="ce3" office:value-type="string" calcext:value-type="string">
            <text:p>Schwefel</text:p>
          </table:table-cell>
          <table:table-cell table:style-name="ce11" office:value-type="float" office:value="30" calcext:value-type="float">
            <text:p>30</text:p>
          </table:table-cell>
          <table:table-cell office:value-type="float" office:value="0.000000006924994" calcext:value-type="float">
            <text:p>6.92E-009</text:p>
          </table:table-cell>
          <table:table-cell table:style-name="ce27" office:value-type="float" office:value="0.000000009947289" calcext:value-type="float">
            <text:p>9.95E-009</text:p>
          </table:table-cell>
          <table:table-cell table:style-name="ce31" office:value-type="float" office:value="0.000000008847409" calcext:value-type="float">
            <text:p>8.85E-009</text:p>
          </table:table-cell>
          <table:table-cell table:style-name="ce27" office:value-type="float" office:value="0.000000008958483" calcext:value-type="float">
            <text:p>8.96E-009</text:p>
          </table:table-cell>
          <table:table-cell table:style-name="ce31" office:value-type="float" office:value="0.0000000008384455" calcext:value-type="float">
            <text:p>8.38E-010</text:p>
          </table:table-cell>
          <table:table-cell table:style-name="ce11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wefel</text:p>
          </table:table-cell>
          <table:table-cell office:value-type="float" office:value="30" calcext:value-type="float">
            <text:p>30</text:p>
          </table:table-cell>
          <table:table-cell office:value-type="float" office:value="0.000000007154991" calcext:value-type="float">
            <text:p>7.15E-009</text:p>
          </table:table-cell>
          <table:table-cell office:value-type="float" office:value="0.000000009991757" calcext:value-type="float">
            <text:p>9.99E-009</text:p>
          </table:table-cell>
          <table:table-cell office:value-type="float" office:value="0.000000008782527" calcext:value-type="float">
            <text:p>8.78E-009</text:p>
          </table:table-cell>
          <table:table-cell table:style-name="ce27" office:value-type="float" office:value="0.000000008768212" calcext:value-type="float">
            <text:p>8.77E-009</text:p>
          </table:table-cell>
          <table:table-cell table:style-name="ce31" office:value-type="float" office:value="0.000000000720149" calcext:value-type="float">
            <text:p>7.20E-01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table:style-name="ce3" office:value-type="string" calcext:value-type="string">
            <text:p>Schwefel</text:p>
          </table:table-cell>
          <table:table-cell table:style-name="ce11" office:value-type="float" office:value="50" calcext:value-type="float">
            <text:p>50</text:p>
          </table:table-cell>
          <table:table-cell office:value-type="float" office:value="0.4726252" calcext:value-type="float">
            <text:p>4.73E-001</text:p>
          </table:table-cell>
          <table:table-cell table:style-name="ce27" office:value-type="float" office:value="17.52213" calcext:value-type="float">
            <text:p>1.75E+001</text:p>
          </table:table-cell>
          <table:table-cell table:style-name="ce31" office:value-type="float" office:value="5.185547" calcext:value-type="float">
            <text:p>5.19E+000</text:p>
          </table:table-cell>
          <table:table-cell table:style-name="ce27" office:value-type="float" office:value="2.93434" calcext:value-type="float">
            <text:p>2.93E+000</text:p>
          </table:table-cell>
          <table:table-cell table:style-name="ce31" office:value-type="float" office:value="5.123399" calcext:value-type="float">
            <text:p>5.12E+000</text:p>
          </table:table-cell>
          <table:table-cell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wefel</text:p>
          </table:table-cell>
          <table:table-cell office:value-type="float" office:value="50" calcext:value-type="float">
            <text:p>50</text:p>
          </table:table-cell>
          <table:table-cell office:value-type="float" office:value="1.536142" calcext:value-type="float">
            <text:p>1.54E+000</text:p>
          </table:table-cell>
          <table:table-cell office:value-type="float" office:value="35.41693" calcext:value-type="float">
            <text:p>3.54E+001</text:p>
          </table:table-cell>
          <table:table-cell office:value-type="float" office:value="12.27566" calcext:value-type="float">
            <text:p>1.23E+001</text:p>
          </table:table-cell>
          <table:table-cell table:style-name="ce27" office:value-type="float" office:value="10.16168" calcext:value-type="float">
            <text:p>1.02E+001</text:p>
          </table:table-cell>
          <table:table-cell table:style-name="ce31" office:value-type="float" office:value="9.007973" calcext:value-type="float">
            <text:p>9.01E+00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>
            <text:p>Ackley</text:p>
          </table:table-cell>
          <table:table-cell table:style-name="ce12" office:value-type="float" office:value="30" calcext:value-type="float">
            <text:p>30</text:p>
          </table:table-cell>
          <table:table-cell table:style-name="ce21" office:value-type="float" office:value="0.000000008657811" calcext:value-type="float">
            <text:p>8.66E-009</text:p>
          </table:table-cell>
          <table:table-cell table:style-name="ce28" office:value-type="float" office:value="0.9313046" calcext:value-type="float">
            <text:p>9.31E-001</text:p>
          </table:table-cell>
          <table:table-cell table:style-name="ce32" office:value-type="float" office:value="0.0310435" calcext:value-type="float">
            <text:p>3.10E-002</text:p>
          </table:table-cell>
          <table:table-cell table:style-name="ce28" office:value-type="float" office:value="0.000000009560385" calcext:value-type="float">
            <text:p>9.56E-009</text:p>
          </table:table-cell>
          <table:table-cell table:style-name="ce32" office:value-type="float" office:value="0.1671743" calcext:value-type="float">
            <text:p>1.67E-001</text:p>
          </table:table-cell>
          <table:table-cell table:style-name="ce12" office:value-type="float" office:value="96.66" calcext:value-type="float">
            <text:p>96.66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ckley</text:p>
          </table:table-cell>
          <table:table-cell table:style-name="ce12" office:value-type="float" office:value="30" calcext:value-type="float">
            <text:p>30</text:p>
          </table:table-cell>
          <table:table-cell table:style-name="ce21" office:value-type="float" office:value="0.000000007896141" calcext:value-type="float">
            <text:p>7.90E-009</text:p>
          </table:table-cell>
          <table:table-cell table:style-name="ce28" office:value-type="float" office:value="1.155149" calcext:value-type="float">
            <text:p>1.16E+000</text:p>
          </table:table-cell>
          <table:table-cell table:style-name="ce32" office:value-type="float" office:value="0.03850496" calcext:value-type="float">
            <text:p>3.85E-002</text:p>
          </table:table-cell>
          <table:table-cell table:style-name="ce28" office:value-type="float" office:value="0.000000009355724" calcext:value-type="float">
            <text:p>9.36E-009</text:p>
          </table:table-cell>
          <table:table-cell table:style-name="ce32" office:value-type="float" office:value="0.2073555" calcext:value-type="float">
            <text:p>2.07E-001</text:p>
          </table:table-cell>
          <table:table-cell table:style-name="ce12" office:value-type="float" office:value="96.66" calcext:value-type="float">
            <text:p>96.66</text:p>
          </table:table-cell>
          <table:table-cell table:number-columns-repeated="3"/>
          <table:table-cell table:style-name="ce4" office:value-type="string" calcext:value-type="string">
            <text:p>Ackley</text:p>
          </table:table-cell>
          <table:table-cell table:style-name="ce12" office:value-type="float" office:value="50" calcext:value-type="float">
            <text:p>50</text:p>
          </table:table-cell>
          <table:table-cell table:style-name="ce21" office:value-type="float" office:value="1.562773" calcext:value-type="float">
            <text:p>1.56E+000</text:p>
          </table:table-cell>
          <table:table-cell table:style-name="ce28" office:value-type="float" office:value="19.59764" calcext:value-type="float">
            <text:p>1.96E+001</text:p>
          </table:table-cell>
          <table:table-cell table:style-name="ce32" office:value-type="float" office:value="5.243744" calcext:value-type="float">
            <text:p>5.24E+000</text:p>
          </table:table-cell>
          <table:table-cell table:style-name="ce28" office:value-type="float" office:value="2.685515" calcext:value-type="float">
            <text:p>2.69E+000</text:p>
          </table:table-cell>
          <table:table-cell table:style-name="ce32" office:value-type="float" office:value="5.941371" calcext:value-type="float">
            <text:p>5.94E+000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ckley</text:p>
          </table:table-cell>
          <table:table-cell table:style-name="ce12" office:value-type="float" office:value="50" calcext:value-type="float">
            <text:p>50</text:p>
          </table:table-cell>
          <table:table-cell table:style-name="ce21" office:value-type="float" office:value="1.585699" calcext:value-type="float">
            <text:p>1.59E+000</text:p>
          </table:table-cell>
          <table:table-cell table:style-name="ce28" office:value-type="float" office:value="3.480419" calcext:value-type="float">
            <text:p>3.48E+000</text:p>
          </table:table-cell>
          <table:table-cell table:style-name="ce32" office:value-type="float" office:value="2.441807" calcext:value-type="float">
            <text:p>2.44E+000</text:p>
          </table:table-cell>
          <table:table-cell table:style-name="ce28" office:value-type="float" office:value="2.492577" calcext:value-type="float">
            <text:p>2.49E+000</text:p>
          </table:table-cell>
          <table:table-cell table:style-name="ce32" office:value-type="float" office:value="0.4511986" calcext:value-type="float">
            <text:p>4.51E-00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/>
          <table:table-cell table:style-name="ce3" office:value-type="string" calcext:value-type="string">
            <text:p>Rastrigin</text:p>
          </table:table-cell>
          <table:table-cell table:style-name="ce11" office:value-type="float" office:value="30" calcext:value-type="float">
            <text:p>30</text:p>
          </table:table-cell>
          <table:table-cell office:value-type="float" office:value="8.954632" calcext:value-type="float">
            <text:p>8.95E+000</text:p>
          </table:table-cell>
          <table:table-cell table:style-name="ce27" office:value-type="float" office:value="42.78319" calcext:value-type="float">
            <text:p>4.28E+001</text:p>
          </table:table-cell>
          <table:table-cell table:style-name="ce31" office:value-type="float" office:value="22.81771" calcext:value-type="float">
            <text:p>2.28E+001</text:p>
          </table:table-cell>
          <table:table-cell table:style-name="ce27" office:value-type="float" office:value="21.39161" calcext:value-type="float">
            <text:p>2.14E+001</text:p>
          </table:table-cell>
          <table:table-cell table:style-name="ce31" office:value-type="float" office:value="7.850853" calcext:value-type="float">
            <text:p>7.85E+000</text:p>
          </table:table-cell>
          <table:table-cell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strigin</text:p>
          </table:table-cell>
          <table:table-cell office:value-type="float" office:value="30" calcext:value-type="float">
            <text:p>30</text:p>
          </table:table-cell>
          <table:table-cell office:value-type="float" office:value="118.839" calcext:value-type="float">
            <text:p>1.19E+002</text:p>
          </table:table-cell>
          <table:table-cell office:value-type="float" office:value="158.4251" calcext:value-type="float">
            <text:p>1.58E+002</text:p>
          </table:table-cell>
          <table:table-cell office:value-type="float" office:value="137.2888" calcext:value-type="float">
            <text:p>1.37E+002</text:p>
          </table:table-cell>
          <table:table-cell table:style-name="ce27" office:value-type="float" office:value="139.1326" calcext:value-type="float">
            <text:p>1.39E+002</text:p>
          </table:table-cell>
          <table:table-cell table:style-name="ce31" office:value-type="float" office:value="9.047825" calcext:value-type="float">
            <text:p>9.05E+00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  <table:table-cell table:style-name="ce3" office:value-type="string" calcext:value-type="string">
            <text:p>Rastrigin</text:p>
          </table:table-cell>
          <table:table-cell table:style-name="ce11" office:value-type="float" office:value="50" calcext:value-type="float">
            <text:p>50</text:p>
          </table:table-cell>
          <table:table-cell office:value-type="float" office:value="30.6177" calcext:value-type="float">
            <text:p>3.06E+001</text:p>
          </table:table-cell>
          <table:table-cell table:style-name="ce27" office:value-type="float" office:value="84.82688" calcext:value-type="float">
            <text:p>8.48E+001</text:p>
          </table:table-cell>
          <table:table-cell table:style-name="ce31" office:value-type="float" office:value="55.57803" calcext:value-type="float">
            <text:p>5.56E+001</text:p>
          </table:table-cell>
          <table:table-cell table:style-name="ce27" office:value-type="float" office:value="57.3867" calcext:value-type="float">
            <text:p>5.74E+001</text:p>
          </table:table-cell>
          <table:table-cell table:style-name="ce31" office:value-type="float" office:value="12.98383" calcext:value-type="float">
            <text:p>1.30E+001</text:p>
          </table:table-cell>
          <table:table-cell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strigin</text:p>
          </table:table-cell>
          <table:table-cell office:value-type="float" office:value="50" calcext:value-type="float">
            <text:p>50</text:p>
          </table:table-cell>
          <table:table-cell office:value-type="float" office:value="18.83194" calcext:value-type="float">
            <text:p>1.88E+001</text:p>
          </table:table-cell>
          <table:table-cell office:value-type="float" office:value="307.6619" calcext:value-type="float">
            <text:p>3.08E+002</text:p>
          </table:table-cell>
          <table:table-cell office:value-type="float" office:value="238.7686" calcext:value-type="float">
            <text:p>2.39E+002</text:p>
          </table:table-cell>
          <table:table-cell table:style-name="ce27" office:value-type="float" office:value="275.9379" calcext:value-type="float">
            <text:p>2.76E+002</text:p>
          </table:table-cell>
          <table:table-cell table:style-name="ce31" office:value-type="float" office:value="87.53593" calcext:value-type="float">
            <text:p>8.75E+0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>
            <text:p>Griewank</text:p>
          </table:table-cell>
          <table:table-cell table:style-name="ce12" office:value-type="float" office:value="30" calcext:value-type="float">
            <text:p>30</text:p>
          </table:table-cell>
          <table:table-cell table:style-name="ce21" office:value-type="float" office:value="0.00000000675528" calcext:value-type="float">
            <text:p>6.76E-009</text:p>
          </table:table-cell>
          <table:table-cell table:style-name="ce28" office:value-type="float" office:value="0.02218566" calcext:value-type="float">
            <text:p>2.22E-002</text:p>
          </table:table-cell>
          <table:table-cell table:style-name="ce32" office:value-type="float" office:value="0.005254851" calcext:value-type="float">
            <text:p>5.25E-003</text:p>
          </table:table-cell>
          <table:table-cell table:style-name="ce28" office:value-type="float" office:value="0.000000009728346" calcext:value-type="float">
            <text:p>9.73E-009</text:p>
          </table:table-cell>
          <table:table-cell table:style-name="ce32" office:value-type="float" office:value="0.007101392" calcext:value-type="float">
            <text:p>7.10E-003</text:p>
          </table:table-cell>
          <table:table-cell table:style-name="ce12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Griewank</text:p>
          </table:table-cell>
          <table:table-cell table:style-name="ce12" office:value-type="float" office:value="30" calcext:value-type="float">
            <text:p>30</text:p>
          </table:table-cell>
          <table:table-cell table:style-name="ce21" office:value-type="float" office:value="0.000000007058357" calcext:value-type="float">
            <text:p>7.06E-009</text:p>
          </table:table-cell>
          <table:table-cell table:style-name="ce28" office:value-type="float" office:value="0.03690651" calcext:value-type="float">
            <text:p>3.69E-002</text:p>
          </table:table-cell>
          <table:table-cell table:style-name="ce32" office:value-type="float" office:value="0.007140258" calcext:value-type="float">
            <text:p>7.14E-003</text:p>
          </table:table-cell>
          <table:table-cell table:style-name="ce28" office:value-type="float" office:value="0.000000009808596" calcext:value-type="float">
            <text:p>9.81E-009</text:p>
          </table:table-cell>
          <table:table-cell table:style-name="ce32" office:value-type="float" office:value="0.01015269" calcext:value-type="float">
            <text:p>1.02E-002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3"/>
          <table:table-cell table:style-name="ce4" office:value-type="string" calcext:value-type="string">
            <text:p>Griewank</text:p>
          </table:table-cell>
          <table:table-cell table:style-name="ce12" office:value-type="float" office:value="50" calcext:value-type="float">
            <text:p>50</text:p>
          </table:table-cell>
          <table:table-cell table:style-name="ce21" office:value-type="float" office:value="0.05498761" calcext:value-type="float">
            <text:p>5.50E-002</text:p>
          </table:table-cell>
          <table:table-cell table:style-name="ce28" office:value-type="float" office:value="1.037737" calcext:value-type="float">
            <text:p>1.04E+000</text:p>
          </table:table-cell>
          <table:table-cell table:style-name="ce32" office:value-type="float" office:value="0.5379681" calcext:value-type="float">
            <text:p>5.38E-001</text:p>
          </table:table-cell>
          <table:table-cell table:style-name="ce28" office:value-type="float" office:value="0.5867305" calcext:value-type="float">
            <text:p>5.87E-001</text:p>
          </table:table-cell>
          <table:table-cell table:style-name="ce32" office:value-type="float" office:value="0.293184" calcext:value-type="float">
            <text:p>2.93E-001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Griewank</text:p>
          </table:table-cell>
          <table:table-cell table:style-name="ce12" office:value-type="float" office:value="50" calcext:value-type="float">
            <text:p>50</text:p>
          </table:table-cell>
          <table:table-cell table:style-name="ce21" office:value-type="float" office:value="0.1259665" calcext:value-type="float">
            <text:p>1.26E-001</text:p>
          </table:table-cell>
          <table:table-cell table:style-name="ce28" office:value-type="float" office:value="1.172043" calcext:value-type="float">
            <text:p>1.17E+000</text:p>
          </table:table-cell>
          <table:table-cell table:style-name="ce32" office:value-type="float" office:value="0.8087169" calcext:value-type="float">
            <text:p>8.09E-001</text:p>
          </table:table-cell>
          <table:table-cell table:style-name="ce28" office:value-type="float" office:value="0.9616806" calcext:value-type="float">
            <text:p>9.62E-001</text:p>
          </table:table-cell>
          <table:table-cell table:style-name="ce32" office:value-type="float" office:value="0.311018" calcext:value-type="float">
            <text:p>3.11E-00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/>
          <table:table-cell table:style-name="ce3" office:value-type="string" calcext:value-type="string">
            <text:p>Rosenbrock</text:p>
          </table:table-cell>
          <table:table-cell table:style-name="ce11" office:value-type="float" office:value="30" calcext:value-type="float">
            <text:p>30</text:p>
          </table:table-cell>
          <table:table-cell office:value-type="float" office:value="20.24209" calcext:value-type="float">
            <text:p>2.02E+001</text:p>
          </table:table-cell>
          <table:table-cell table:style-name="ce27" office:value-type="float" office:value="99.96782" calcext:value-type="float">
            <text:p>1.00E+002</text:p>
          </table:table-cell>
          <table:table-cell table:style-name="ce31" office:value-type="float" office:value="27.38685" calcext:value-type="float">
            <text:p>2.74E+001</text:p>
          </table:table-cell>
          <table:table-cell table:style-name="ce27" office:value-type="float" office:value="23.80074" calcext:value-type="float">
            <text:p>2.38E+001</text:p>
          </table:table-cell>
          <table:table-cell table:style-name="ce31" office:value-type="float" office:value="14.66546" calcext:value-type="float">
            <text:p>1.47E+001</text:p>
          </table:table-cell>
          <table:table-cell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senbrock</text:p>
          </table:table-cell>
          <table:table-cell office:value-type="float" office:value="30" calcext:value-type="float">
            <text:p>30</text:p>
          </table:table-cell>
          <table:table-cell office:value-type="float" office:value="20.60967" calcext:value-type="float">
            <text:p>2.06E+001</text:p>
          </table:table-cell>
          <table:table-cell office:value-type="float" office:value="248.8522" calcext:value-type="float">
            <text:p>2.49E+002</text:p>
          </table:table-cell>
          <table:table-cell office:value-type="float" office:value="46.76911" calcext:value-type="float">
            <text:p>4.68E+001</text:p>
          </table:table-cell>
          <table:table-cell table:style-name="ce27" office:value-type="float" office:value="26.36831" calcext:value-type="float">
            <text:p>2.64E+001</text:p>
          </table:table-cell>
          <table:table-cell table:style-name="ce31" office:value-type="float" office:value="46.31161" calcext:value-type="float">
            <text:p>4.63E+00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  <table:table-cell table:style-name="ce3" office:value-type="string" calcext:value-type="string">
            <text:p>Rosenbrock</text:p>
          </table:table-cell>
          <table:table-cell table:style-name="ce11" office:value-type="float" office:value="50" calcext:value-type="float">
            <text:p>50</text:p>
          </table:table-cell>
          <table:table-cell office:value-type="float" office:value="225.3357" calcext:value-type="float">
            <text:p>2.25E+002</text:p>
          </table:table-cell>
          <table:table-cell table:style-name="ce27" office:value-type="float" office:value="2727.811" calcext:value-type="float">
            <text:p>2.73E+003</text:p>
          </table:table-cell>
          <table:table-cell table:style-name="ce31" office:value-type="float" office:value="880.4354" calcext:value-type="float">
            <text:p>8.80E+002</text:p>
          </table:table-cell>
          <table:table-cell table:style-name="ce27" office:value-type="float" office:value="646.4803" calcext:value-type="float">
            <text:p>6.46E+002</text:p>
          </table:table-cell>
          <table:table-cell table:style-name="ce31" office:value-type="float" office:value="608.2281" calcext:value-type="float">
            <text:p>6.08E+002</text:p>
          </table:table-cell>
          <table:table-cell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senbrock</text:p>
          </table:table-cell>
          <table:table-cell office:value-type="float" office:value="50" calcext:value-type="float">
            <text:p>50</text:p>
          </table:table-cell>
          <table:table-cell office:value-type="float" office:value="211.202" calcext:value-type="float">
            <text:p>2.11E+002</text:p>
          </table:table-cell>
          <table:table-cell office:value-type="float" office:value="6078.545" calcext:value-type="float">
            <text:p>6.08E+003</text:p>
          </table:table-cell>
          <table:table-cell office:value-type="float" office:value="1641.143" calcext:value-type="float">
            <text:p>1.64E+003</text:p>
          </table:table-cell>
          <table:table-cell table:style-name="ce27" office:value-type="float" office:value="890.2249" calcext:value-type="float">
            <text:p>8.90E+002</text:p>
          </table:table-cell>
          <table:table-cell table:style-name="ce31" office:value-type="float" office:value="1682.702" calcext:value-type="float">
            <text:p>1.68E+00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>
            <text:p>Weierstrass</text:p>
          </table:table-cell>
          <table:table-cell table:style-name="ce12" office:value-type="float" office:value="30" calcext:value-type="float">
            <text:p>30</text:p>
          </table:table-cell>
          <table:table-cell table:style-name="ce21" office:value-type="float" office:value="0.01232847" calcext:value-type="float">
            <text:p>1.23E-002</text:p>
          </table:table-cell>
          <table:table-cell table:style-name="ce28" office:value-type="float" office:value="1.6893" calcext:value-type="float">
            <text:p>1.69E+000</text:p>
          </table:table-cell>
          <table:table-cell table:style-name="ce32" office:value-type="float" office:value="0.5601536" calcext:value-type="float">
            <text:p>5.60E-001</text:p>
          </table:table-cell>
          <table:table-cell table:style-name="ce28" office:value-type="float" office:value="0.4583346" calcext:value-type="float">
            <text:p>4.58E-001</text:p>
          </table:table-cell>
          <table:table-cell table:style-name="ce32" office:value-type="float" office:value="0.4859661" calcext:value-type="float">
            <text:p>4.86E-001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Weierstrass</text:p>
          </table:table-cell>
          <table:table-cell table:style-name="ce12" office:value-type="float" office:value="30" calcext:value-type="float">
            <text:p>30</text:p>
          </table:table-cell>
          <table:table-cell table:style-name="ce21" office:value-type="float" office:value="0.06095593" calcext:value-type="float">
            <text:p>6.10E-002</text:p>
          </table:table-cell>
          <table:table-cell table:style-name="ce28" office:value-type="float" office:value="1.74616" calcext:value-type="float">
            <text:p>1.75E+000</text:p>
          </table:table-cell>
          <table:table-cell table:style-name="ce32" office:value-type="float" office:value="0.4768779" calcext:value-type="float">
            <text:p>4.77E-001</text:p>
          </table:table-cell>
          <table:table-cell table:style-name="ce28" office:value-type="float" office:value="0.2948497" calcext:value-type="float">
            <text:p>2.95E-001</text:p>
          </table:table-cell>
          <table:table-cell table:style-name="ce32" office:value-type="float" office:value="0.4695897" calcext:value-type="float">
            <text:p>4.70E-00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>
            <text:p>Weierstrass</text:p>
          </table:table-cell>
          <table:table-cell table:style-name="ce12" office:value-type="float" office:value="50" calcext:value-type="float">
            <text:p>50</text:p>
          </table:table-cell>
          <table:table-cell table:style-name="ce21" office:value-type="float" office:value="4.588306" calcext:value-type="float">
            <text:p>4.59E+000</text:p>
          </table:table-cell>
          <table:table-cell table:style-name="ce28" office:value-type="float" office:value="10.43127" calcext:value-type="float">
            <text:p>1.04E+001</text:p>
          </table:table-cell>
          <table:table-cell table:style-name="ce32" office:value-type="float" office:value="7.458529" calcext:value-type="float">
            <text:p>7.46E+000</text:p>
          </table:table-cell>
          <table:table-cell table:style-name="ce28" office:value-type="float" office:value="7.308932" calcext:value-type="float">
            <text:p>7.31E+000</text:p>
          </table:table-cell>
          <table:table-cell table:style-name="ce32" office:value-type="float" office:value="1.484611" calcext:value-type="float">
            <text:p>1.48E+000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Weierstrass</text:p>
          </table:table-cell>
          <table:table-cell table:style-name="ce12" office:value-type="float" office:value="50" calcext:value-type="float">
            <text:p>50</text:p>
          </table:table-cell>
          <table:table-cell table:style-name="ce21" office:value-type="float" office:value="4.964435" calcext:value-type="float">
            <text:p>4.96E+000</text:p>
          </table:table-cell>
          <table:table-cell table:style-name="ce28" office:value-type="float" office:value="11.01748" calcext:value-type="float">
            <text:p>1.10E+001</text:p>
          </table:table-cell>
          <table:table-cell table:style-name="ce32" office:value-type="float" office:value="8.13383" calcext:value-type="float">
            <text:p>8.13E+000</text:p>
          </table:table-cell>
          <table:table-cell table:style-name="ce28" office:value-type="float" office:value="7.995239" calcext:value-type="float">
            <text:p>8.00E+000</text:p>
          </table:table-cell>
          <table:table-cell table:style-name="ce32" office:value-type="float" office:value="1.617393" calcext:value-type="float">
            <text:p>1.62E+00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/>
          <table:table-cell table:style-name="ce3" office:value-type="string" calcext:value-type="string">
            <text:p>Schaffer</text:p>
          </table:table-cell>
          <table:table-cell table:style-name="ce11" office:value-type="float" office:value="30" calcext:value-type="float">
            <text:p>30</text:p>
          </table:table-cell>
          <table:table-cell office:value-type="float" office:value="0.000000007018973" calcext:value-type="float">
            <text:p>7.02E-009</text:p>
          </table:table-cell>
          <table:table-cell table:style-name="ce27" office:value-type="float" office:value="0.000000009969697" calcext:value-type="float">
            <text:p>9.97E-009</text:p>
          </table:table-cell>
          <table:table-cell table:style-name="ce31" office:value-type="float" office:value="0.000000009002843" calcext:value-type="float">
            <text:p>9.00E-009</text:p>
          </table:table-cell>
          <table:table-cell table:style-name="ce27" office:value-type="float" office:value="0.000000009236611" calcext:value-type="float">
            <text:p>9.24E-009</text:p>
          </table:table-cell>
          <table:table-cell table:style-name="ce31" office:value-type="float" office:value="0.0000000007431274" calcext:value-type="float">
            <text:p>7.43E-010</text:p>
          </table:table-cell>
          <table:table-cell table:style-name="ce11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affer</text:p>
          </table:table-cell>
          <table:table-cell office:value-type="float" office:value="30" calcext:value-type="float">
            <text:p>30</text:p>
          </table:table-cell>
          <table:table-cell office:value-type="float" office:value="0.000000006674713" calcext:value-type="float">
            <text:p>6.67E-009</text:p>
          </table:table-cell>
          <table:table-cell office:value-type="float" office:value="0.000000009971832" calcext:value-type="float">
            <text:p>9.97E-009</text:p>
          </table:table-cell>
          <table:table-cell office:value-type="float" office:value="0.000000008886101" calcext:value-type="float">
            <text:p>8.89E-009</text:p>
          </table:table-cell>
          <table:table-cell table:style-name="ce27" office:value-type="float" office:value="0.000000009078632" calcext:value-type="float">
            <text:p>9.08E-009</text:p>
          </table:table-cell>
          <table:table-cell table:style-name="ce31" office:value-type="float" office:value="0.0000000007709631" calcext:value-type="float">
            <text:p>7.71E-010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3"/>
          <table:table-cell table:style-name="ce3" office:value-type="string" calcext:value-type="string">
            <text:p>Schaffer</text:p>
          </table:table-cell>
          <table:table-cell table:style-name="ce11" office:value-type="float" office:value="50" calcext:value-type="float">
            <text:p>50</text:p>
          </table:table-cell>
          <table:table-cell office:value-type="float" office:value="0.000002602725" calcext:value-type="float">
            <text:p>2.60E-006</text:p>
          </table:table-cell>
          <table:table-cell table:style-name="ce27" office:value-type="float" office:value="0.0002408056" calcext:value-type="float">
            <text:p>2.41E-004</text:p>
          </table:table-cell>
          <table:table-cell table:style-name="ce31" office:value-type="float" office:value="0.00006275133" calcext:value-type="float">
            <text:p>6.28E-005</text:p>
          </table:table-cell>
          <table:table-cell table:style-name="ce27" office:value-type="float" office:value="0.00004696097" calcext:value-type="float">
            <text:p>4.70E-005</text:p>
          </table:table-cell>
          <table:table-cell table:style-name="ce31" office:value-type="float" office:value="0.00005068579" calcext:value-type="float">
            <text:p>5.07E-005</text:p>
          </table:table-cell>
          <table:table-cell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affer</text:p>
          </table:table-cell>
          <table:table-cell office:value-type="float" office:value="50" calcext:value-type="float">
            <text:p>50</text:p>
          </table:table-cell>
          <table:table-cell office:value-type="float" office:value="0.00001636366" calcext:value-type="float">
            <text:p>1.64E-005</text:p>
          </table:table-cell>
          <table:table-cell office:value-type="float" office:value="0.0004537642" calcext:value-type="float">
            <text:p>4.54E-004</text:p>
          </table:table-cell>
          <table:table-cell office:value-type="float" office:value="0.0001403477" calcext:value-type="float">
            <text:p>1.40E-004</text:p>
          </table:table-cell>
          <table:table-cell table:style-name="ce27" office:value-type="float" office:value="0.0001254838" calcext:value-type="float">
            <text:p>1.25E-004</text:p>
          </table:table-cell>
          <table:table-cell table:style-name="ce31" office:value-type="float" office:value="0.0001134172" calcext:value-type="float">
            <text:p>1.13E-00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>
            <text:p>Salomon</text:p>
          </table:table-cell>
          <table:table-cell table:style-name="ce12" office:value-type="float" office:value="30" calcext:value-type="float">
            <text:p>30</text:p>
          </table:table-cell>
          <table:table-cell table:style-name="ce21" office:value-type="float" office:value="0.09987335" calcext:value-type="float">
            <text:p>9.99E-002</text:p>
          </table:table-cell>
          <table:table-cell table:style-name="ce28" office:value-type="float" office:value="0.1998733" calcext:value-type="float">
            <text:p>2.00E-001</text:p>
          </table:table-cell>
          <table:table-cell table:style-name="ce32" office:value-type="float" office:value="0.15654" calcext:value-type="float">
            <text:p>1.57E-001</text:p>
          </table:table-cell>
          <table:table-cell table:style-name="ce28" office:value-type="float" office:value="0.1998733" calcext:value-type="float">
            <text:p>2.00E-001</text:p>
          </table:table-cell>
          <table:table-cell table:style-name="ce32" office:value-type="float" office:value="0.04955355" calcext:value-type="float">
            <text:p>4.96E-002</text:p>
          </table:table-cell>
          <table:table-cell table:style-name="ce1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alomon</text:p>
          </table:table-cell>
          <table:table-cell table:style-name="ce12" office:value-type="float" office:value="30" calcext:value-type="float">
            <text:p>30</text:p>
          </table:table-cell>
          <table:table-cell table:style-name="ce21" office:value-type="float" office:value="0.09987335" calcext:value-type="float">
            <text:p>9.99E-002</text:p>
          </table:table-cell>
          <table:table-cell table:style-name="ce28" office:value-type="float" office:value="0.1998733" calcext:value-type="float">
            <text:p>2.00E-001</text:p>
          </table:table-cell>
          <table:table-cell table:style-name="ce32" office:value-type="float" office:value="0.1532067" calcext:value-type="float">
            <text:p>1.53E-001</text:p>
          </table:table-cell>
          <table:table-cell table:style-name="ce28" office:value-type="float" office:value="0.1998733" calcext:value-type="float">
            <text:p>2.00E-001</text:p>
          </table:table-cell>
          <table:table-cell table:style-name="ce32" office:value-type="float" office:value="0.04988877" calcext:value-type="float">
            <text:p>4.99E-00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/>
          <table:table-cell table:style-name="ce5" office:value-type="string" calcext:value-type="string">
            <text:p>Salomon</text:p>
          </table:table-cell>
          <table:table-cell table:style-name="ce13" office:value-type="float" office:value="50" calcext:value-type="float">
            <text:p>50</text:p>
          </table:table-cell>
          <table:table-cell table:style-name="ce22" office:value-type="float" office:value="0.4998733" calcext:value-type="float">
            <text:p>5.00E-001</text:p>
          </table:table-cell>
          <table:table-cell table:style-name="ce29" office:value-type="float" office:value="0.9998733" calcext:value-type="float">
            <text:p>1.00E+000</text:p>
          </table:table-cell>
          <table:table-cell table:style-name="ce33" office:value-type="float" office:value="0.7032067" calcext:value-type="float">
            <text:p>7.03E-001</text:p>
          </table:table-cell>
          <table:table-cell table:style-name="ce29" office:value-type="float" office:value="0.6998733" calcext:value-type="float">
            <text:p>7.00E-001</text:p>
          </table:table-cell>
          <table:table-cell table:style-name="ce33" office:value-type="float" office:value="0.1471583" calcext:value-type="float">
            <text:p>1.47E-001</text:p>
          </table:table-cell>
          <table:table-cell table:style-name="ce1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alomon</text:p>
          </table:table-cell>
          <table:table-cell table:style-name="ce13" office:value-type="float" office:value="50" calcext:value-type="float">
            <text:p>50</text:p>
          </table:table-cell>
          <table:table-cell table:style-name="ce22" office:value-type="float" office:value="0.3998733" calcext:value-type="float">
            <text:p>4.00E-001</text:p>
          </table:table-cell>
          <table:table-cell table:style-name="ce29" office:value-type="float" office:value="1.599873" calcext:value-type="float">
            <text:p>1.60E+000</text:p>
          </table:table-cell>
          <table:table-cell table:style-name="ce33" office:value-type="float" office:value="0.7598733" calcext:value-type="float">
            <text:p>7.60E-001</text:p>
          </table:table-cell>
          <table:table-cell table:style-name="ce29" office:value-type="float" office:value="0.6998733" calcext:value-type="float">
            <text:p>7.00E-001</text:p>
          </table:table-cell>
          <table:table-cell table:style-name="ce33" office:value-type="float" office:value="0.2703085" calcext:value-type="float">
            <text:p>2.70E-00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/>
          <table:table-cell table:style-name="ce44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8"/>
          <table:table-cell table:style-name="ce44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NSDE</text:p>
          </table:table-cell>
          <table:table-cell table:style-name="ce2" office:value-type="string" calcext:value-type="string">
            <text:p>SaDE</text:p>
          </table:table-cell>
          <table:table-cell table:style-name="ce2" office:value-type="string" calcext:value-type="string">
            <text:p>SaNSDE</text:p>
          </table:table-cell>
          <table:table-cell table:number-columns-repeated="8"/>
          <table:table-cell table:style-name="ce44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Sphere</text:p>
          </table:table-cell>
          <table:table-cell table:style-name="ce14" office:value-type="float" office:value="0.000000006356504" calcext:value-type="float">
            <text:p>6.36E-009</text:p>
          </table:table-cell>
          <table:table-cell table:style-name="ce23" office:value-type="float" office:value="0.000000008414305" calcext:value-type="float">
            <text:p>8.41E-009</text:p>
          </table:table-cell>
          <table:table-cell table:style-name="ce14" office:value-type="float" office:value="0.000000006373578" calcext:value-type="float">
            <text:p>6.37E-009</text:p>
          </table:table-cell>
          <table:table-cell table:style-name="ce34" office:value-type="float" office:value="0.000000007193378" calcext:value-type="float">
            <text:p>7.19E-009</text:p>
          </table:table-cell>
          <table:table-cell table:number-columns-repeated="8"/>
          <table:table-cell table:style-name="ce44"/>
          <table:table-cell table:number-columns-repeated="6"/>
        </table:table-row>
        <table:table-row table:style-name="ro1">
          <table:table-cell/>
          <table:table-cell office:value-type="string" calcext:value-type="string">
            <text:p>Sphere</text:p>
          </table:table-cell>
          <table:table-cell table:style-name="ce15" office:value-type="float" office:value="382.5853" calcext:value-type="float">
            <text:p>3.83E+002</text:p>
          </table:table-cell>
          <table:table-cell office:value-type="float" office:value="213.9852" calcext:value-type="float">
            <text:p>2.14E+002</text:p>
          </table:table-cell>
          <table:table-cell table:style-name="ce15" office:value-type="float" office:value="0.209244" calcext:value-type="float">
            <text:p>2.09E-001</text:p>
          </table:table-cell>
          <table:table-cell table:style-name="ce35" office:value-type="float" office:value="0.03121506" calcext:value-type="float">
            <text:p>3.12E-002</text:p>
          </table:table-cell>
          <table:table-cell table:number-columns-repeated="8"/>
          <table:table-cell table:style-name="ce44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Elliptic</text:p>
          </table:table-cell>
          <table:table-cell table:style-name="ce16" office:value-type="float" office:value="0.00000000725906" calcext:value-type="float">
            <text:p>7.26E-009</text:p>
          </table:table-cell>
          <table:table-cell table:style-name="ce24" office:value-type="float" office:value="0.000000008832511" calcext:value-type="float">
            <text:p>8.83E-009</text:p>
          </table:table-cell>
          <table:table-cell table:style-name="ce18" office:value-type="float" office:value="0.2587878" calcext:value-type="float">
            <text:p>2.59E-001</text:p>
          </table:table-cell>
          <table:table-cell table:style-name="ce36" office:value-type="float" office:value="0.00000004610677" calcext:value-type="float">
            <text:p>4.61E-008</text:p>
          </table:table-cell>
          <table:table-cell table:number-columns-repeated="8"/>
          <table:table-cell table:style-name="ce44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Elliptic</text:p>
          </table:table-cell>
          <table:table-cell table:style-name="ce16" office:value-type="float" office:value="8751.042" calcext:value-type="float">
            <text:p>8.75E+003</text:p>
          </table:table-cell>
          <table:table-cell table:style-name="ce21" office:value-type="float" office:value="47904.65" calcext:value-type="float">
            <text:p>4.79E+004</text:p>
          </table:table-cell>
          <table:table-cell table:style-name="ce18" office:value-type="float" office:value="38614.84" calcext:value-type="float">
            <text:p>3.86E+004</text:p>
          </table:table-cell>
          <table:table-cell table:style-name="ce36" office:value-type="float" office:value="32775.81" calcext:value-type="float">
            <text:p>3.28E+004</text:p>
          </table:table-cell>
          <table:table-cell table:number-columns-repeated="8"/>
          <table:table-cell table:style-name="ce44"/>
          <table:table-cell table:number-columns-repeated="6"/>
        </table:table-row>
        <table:table-row table:style-name="ro1">
          <table:table-cell/>
          <table:table-cell office:value-type="string" calcext:value-type="string">
            <text:p>Schwefel</text:p>
          </table:table-cell>
          <table:table-cell table:style-name="ce17" office:value-type="float" office:value="0.000000006278853" calcext:value-type="float">
            <text:p>6.28E-009</text:p>
          </table:table-cell>
          <table:table-cell table:style-name="ce25" office:value-type="float" office:value="0.000000008086295" calcext:value-type="float">
            <text:p>8.09E-009</text:p>
          </table:table-cell>
          <table:table-cell table:style-name="ce17" office:value-type="float" office:value="0.000000007154991" calcext:value-type="float">
            <text:p>7.15E-009</text:p>
          </table:table-cell>
          <table:table-cell table:style-name="ce35" office:value-type="float" office:value="0.000000006924994" calcext:value-type="float">
            <text:p>6.92E-009</text:p>
          </table:table-cell>
          <table:table-cell table:number-columns-repeated="8"/>
          <table:table-cell table:style-name="ce44"/>
          <table:table-cell table:number-columns-repeated="6"/>
        </table:table-row>
        <table:table-row table:style-name="ro1">
          <table:table-cell/>
          <table:table-cell office:value-type="string" calcext:value-type="string">
            <text:p>Schwefel</text:p>
          </table:table-cell>
          <table:table-cell table:style-name="ce15" office:value-type="float" office:value="164.4738" calcext:value-type="float">
            <text:p>1.64E+002</text:p>
          </table:table-cell>
          <table:table-cell office:value-type="float" office:value="128.8405" calcext:value-type="float">
            <text:p>1.29E+002</text:p>
          </table:table-cell>
          <table:table-cell table:style-name="ce15" office:value-type="float" office:value="1.536142" calcext:value-type="float">
            <text:p>1.54E+000</text:p>
          </table:table-cell>
          <table:table-cell table:style-name="ce35" office:value-type="float" office:value="0.4726252" calcext:value-type="float">
            <text:p>4.73E-001</text:p>
          </table:table-cell>
          <table:table-cell table:number-columns-repeated="8"/>
          <table:table-cell table:style-name="ce44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Ackley</text:p>
          </table:table-cell>
          <table:table-cell table:style-name="ce16" office:value-type="float" office:value="0.000000007635265" calcext:value-type="float">
            <text:p>7.64E-009</text:p>
          </table:table-cell>
          <table:table-cell table:style-name="ce21" office:value-type="float" office:value="0.00000002739602" calcext:value-type="float">
            <text:p>2.74E-008</text:p>
          </table:table-cell>
          <table:table-cell table:style-name="ce16" office:value-type="float" office:value="0.000000007896141" calcext:value-type="float">
            <text:p>7.90E-009</text:p>
          </table:table-cell>
          <table:table-cell table:style-name="ce37" office:value-type="float" office:value="0.000000008657811" calcext:value-type="float">
            <text:p>8.66E-009</text:p>
          </table:table-cell>
          <table:table-cell table:number-columns-repeated="6"/>
          <table:table-cell table:style-name="ce43"/>
          <table:table-cell table:style-name="ce44" table:number-columns-repeated="4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Ackley</text:p>
          </table:table-cell>
          <table:table-cell table:style-name="ce16" office:value-type="float" office:value="0.5470242" calcext:value-type="float">
            <text:p>5.47E-001</text:p>
          </table:table-cell>
          <table:table-cell table:style-name="ce21" office:value-type="float" office:value="4.690749" calcext:value-type="float">
            <text:p>4.69E+000</text:p>
          </table:table-cell>
          <table:table-cell table:style-name="ce18" office:value-type="float" office:value="1.585699" calcext:value-type="float">
            <text:p>1.59E+000</text:p>
          </table:table-cell>
          <table:table-cell table:style-name="ce36" office:value-type="float" office:value="1.562773" calcext:value-type="float">
            <text:p>1.56E+000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Rastrigin</text:p>
          </table:table-cell>
          <table:table-cell table:style-name="ce15" office:value-type="float" office:value="59.2109" calcext:value-type="float">
            <text:p>5.92E+001</text:p>
          </table:table-cell>
          <table:table-cell office:value-type="float" office:value="13.92942" calcext:value-type="float">
            <text:p>1.39E+001</text:p>
          </table:table-cell>
          <table:table-cell table:style-name="ce15" office:value-type="float" office:value="118.839" calcext:value-type="float">
            <text:p>1.19E+002</text:p>
          </table:table-cell>
          <table:table-cell table:style-name="ce35" office:value-type="float" office:value="8.954632" calcext:value-type="float">
            <text:p>8.95E+000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Rastrigin</text:p>
          </table:table-cell>
          <table:table-cell table:style-name="ce15" office:value-type="float" office:value="131.4807" calcext:value-type="float">
            <text:p>1.31E+002</text:p>
          </table:table-cell>
          <table:table-cell office:value-type="float" office:value="55.542" calcext:value-type="float">
            <text:p>5.55E+001</text:p>
          </table:table-cell>
          <table:table-cell table:style-name="ce17" office:value-type="float" office:value="18.83194" calcext:value-type="float">
            <text:p>1.88E+001</text:p>
          </table:table-cell>
          <table:table-cell table:style-name="ce38" office:value-type="float" office:value="30.6177" calcext:value-type="float">
            <text:p>3.06E+001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Griewank</text:p>
          </table:table-cell>
          <table:table-cell table:style-name="ce16" office:value-type="float" office:value="0.000000006350881" calcext:value-type="float">
            <text:p>6.35E-009</text:p>
          </table:table-cell>
          <table:table-cell table:style-name="ce24" office:value-type="float" office:value="0.000000009848221" calcext:value-type="float">
            <text:p>9.85E-009</text:p>
          </table:table-cell>
          <table:table-cell table:style-name="ce16" office:value-type="float" office:value="0.000000007058357" calcext:value-type="float">
            <text:p>7.06E-009</text:p>
          </table:table-cell>
          <table:table-cell table:style-name="ce37" office:value-type="float" office:value="0.00000000675528" calcext:value-type="float">
            <text:p>6.76E-009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Griewank</text:p>
          </table:table-cell>
          <table:table-cell table:style-name="ce18" office:value-type="float" office:value="3.518406" calcext:value-type="float">
            <text:p>3.52E+000</text:p>
          </table:table-cell>
          <table:table-cell table:style-name="ce21" office:value-type="float" office:value="2.623207" calcext:value-type="float">
            <text:p>2.62E+000</text:p>
          </table:table-cell>
          <table:table-cell table:style-name="ce18" office:value-type="float" office:value="0.1259665" calcext:value-type="float">
            <text:p>1.26E-001</text:p>
          </table:table-cell>
          <table:table-cell table:style-name="ce37" office:value-type="float" office:value="0.05498761" calcext:value-type="float">
            <text:p>5.50E-002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Rosenbrock</text:p>
          </table:table-cell>
          <table:table-cell table:style-name="ce17" office:value-type="float" office:value="0.000000006320406" calcext:value-type="float">
            <text:p>6.32E-009</text:p>
          </table:table-cell>
          <table:table-cell office:value-type="float" office:value="0.4014078" calcext:value-type="float">
            <text:p>4.01E-001</text:p>
          </table:table-cell>
          <table:table-cell table:style-name="ce15" office:value-type="float" office:value="20.60967" calcext:value-type="float">
            <text:p>2.06E+001</text:p>
          </table:table-cell>
          <table:table-cell table:style-name="ce38" office:value-type="float" office:value="20.24209" calcext:value-type="float">
            <text:p>2.02E+001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Rosenbrock</text:p>
          </table:table-cell>
          <table:table-cell table:style-name="ce15" office:value-type="float" office:value="523183.7" calcext:value-type="float">
            <text:p>5.23E+005</text:p>
          </table:table-cell>
          <table:table-cell office:value-type="float" office:value="36995.5" calcext:value-type="float">
            <text:p>3.70E+004</text:p>
          </table:table-cell>
          <table:table-cell table:style-name="ce15" office:value-type="float" office:value="211.202" calcext:value-type="float">
            <text:p>2.11E+002</text:p>
          </table:table-cell>
          <table:table-cell table:style-name="ce35" office:value-type="float" office:value="225.3357" calcext:value-type="float">
            <text:p>2.25E+002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Weierstrass</text:p>
          </table:table-cell>
          <table:table-cell table:style-name="ce18" office:value-type="float" office:value="4.470991" calcext:value-type="float">
            <text:p>4.47E+000</text:p>
          </table:table-cell>
          <table:table-cell table:style-name="ce21" office:value-type="float" office:value="1.358285" calcext:value-type="float">
            <text:p>1.36E+000</text:p>
          </table:table-cell>
          <table:table-cell table:style-name="ce18" office:value-type="float" office:value="0.06095593" calcext:value-type="float">
            <text:p>6.10E-002</text:p>
          </table:table-cell>
          <table:table-cell table:style-name="ce37" office:value-type="float" office:value="0.01232847" calcext:value-type="float">
            <text:p>1.23E-002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Weierstrass</text:p>
          </table:table-cell>
          <table:table-cell table:style-name="ce18" office:value-type="float" office:value="15.72568" calcext:value-type="float">
            <text:p>1.57E+001</text:p>
          </table:table-cell>
          <table:table-cell table:style-name="ce21" office:value-type="float" office:value="12.26631" calcext:value-type="float">
            <text:p>1.23E+001</text:p>
          </table:table-cell>
          <table:table-cell table:style-name="ce18" office:value-type="float" office:value="4.964435" calcext:value-type="float">
            <text:p>4.96E+000</text:p>
          </table:table-cell>
          <table:table-cell table:style-name="ce37" office:value-type="float" office:value="4.588306" calcext:value-type="float">
            <text:p>4.59E+000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Schaffer</text:p>
          </table:table-cell>
          <table:table-cell table:style-name="ce17" office:value-type="float" office:value="0.000000005977711" calcext:value-type="float">
            <text:p>5.98E-009</text:p>
          </table:table-cell>
          <table:table-cell table:style-name="ce25" office:value-type="float" office:value="0.000000006926309" calcext:value-type="float">
            <text:p>6.93E-009</text:p>
          </table:table-cell>
          <table:table-cell table:style-name="ce17" office:value-type="float" office:value="0.000000006674713" calcext:value-type="float">
            <text:p>6.67E-009</text:p>
          </table:table-cell>
          <table:table-cell table:style-name="ce35" office:value-type="float" office:value="0.000000007018973" calcext:value-type="float">
            <text:p>7.02E-009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Schaffer</text:p>
          </table:table-cell>
          <table:table-cell table:style-name="ce15" office:value-type="float" office:value="0.01802226" calcext:value-type="float">
            <text:p>1.80E-002</text:p>
          </table:table-cell>
          <table:table-cell office:value-type="float" office:value="0.009448062" calcext:value-type="float">
            <text:p>9.45E-003</text:p>
          </table:table-cell>
          <table:table-cell table:style-name="ce15" office:value-type="float" office:value="0.00001636366" calcext:value-type="float">
            <text:p>1.64E-005</text:p>
          </table:table-cell>
          <table:table-cell table:style-name="ce35" office:value-type="float" office:value="0.000002602725" calcext:value-type="float">
            <text:p>2.60E-006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Salomon</text:p>
          </table:table-cell>
          <table:table-cell table:style-name="ce16" office:value-type="float" office:value="0.09987335" calcext:value-type="float">
            <text:p>9.99E-002</text:p>
          </table:table-cell>
          <table:table-cell table:style-name="ce21" office:value-type="float" office:value="0.3998733" calcext:value-type="float">
            <text:p>4.00E-001</text:p>
          </table:table-cell>
          <table:table-cell table:style-name="ce16" office:value-type="float" office:value="0.09987335" calcext:value-type="float">
            <text:p>9.99E-002</text:p>
          </table:table-cell>
          <table:table-cell table:style-name="ce37" office:value-type="float" office:value="0.09987335" calcext:value-type="float">
            <text:p>9.99E-002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Salomon</text:p>
          </table:table-cell>
          <table:table-cell table:style-name="ce19" office:value-type="float" office:value="1.899873" calcext:value-type="float">
            <text:p>1.90E+000</text:p>
          </table:table-cell>
          <table:table-cell table:style-name="ce22" office:value-type="float" office:value="2.199873" calcext:value-type="float">
            <text:p>2.20E+000</text:p>
          </table:table-cell>
          <table:table-cell table:style-name="ce30" office:value-type="float" office:value="0.3998733" calcext:value-type="float">
            <text:p>4.00E-001</text:p>
          </table:table-cell>
          <table:table-cell table:style-name="ce39" office:value-type="float" office:value="0.4998733" calcext:value-type="float">
            <text:p>5.00E-001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core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20:31:43.823259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6:38:39.486954991</meta:creation-date>
    <dc:date>2016-05-13T10:41:48.788083156</dc:date>
    <meta:editing-duration>PT14H56M34S</meta:editing-duration>
    <meta:editing-cycles>11</meta:editing-cycles>
    <meta:generator>LibreOffice/4.2.8.2$Linux_X86_64 LibreOffice_project/420m0$Build-2</meta:generator>
    <meta:document-statistic meta:table-count="1" meta:cell-count="849" meta:object-count="0"/>
  </office:meta>
</office:document-meta>
</file>